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officeooo:rsid="0085be83" officeooo:paragraph-rsid="0085be83"/>
    </style:style>
    <style:style style:name="P103" style:family="paragraph" style:parent-style-name="Standard">
      <style:text-properties officeooo:rsid="0086a5c2" officeooo:paragraph-rsid="0086a5c2"/>
    </style:style>
    <style:style style:name="P104" style:family="paragraph" style:parent-style-name="Table_20_Contents">
      <style:text-properties style:text-underline-style="none" officeooo:rsid="00826b63" officeooo:paragraph-rsid="00826b63"/>
    </style:style>
    <style:style style:name="P105" style:family="paragraph" style:parent-style-name="Table_20_Contents">
      <style:text-properties style:text-underline-style="none" fo:font-weight="normal" officeooo:rsid="00db5494" officeooo:paragraph-rsid="00db5494" style:font-weight-asian="normal" style:font-weight-complex="normal"/>
    </style:style>
    <style:style style:name="P106" style:family="paragraph" style:parent-style-name="Standard">
      <style:paragraph-properties fo:break-before="page"/>
      <style:text-properties officeooo:rsid="008ad9b9" officeooo:paragraph-rsid="008ad9b9"/>
    </style:style>
    <style:style style:name="P107" style:family="paragraph" style:parent-style-name="Standard">
      <style:text-properties officeooo:rsid="008ad9b9" officeooo:paragraph-rsid="008ad9b9"/>
    </style:style>
    <style:style style:name="P108" style:family="paragraph" style:parent-style-name="Standard">
      <style:text-properties officeooo:rsid="008d14e7" officeooo:paragraph-rsid="008d14e7"/>
    </style:style>
    <style:style style:name="P109" style:family="paragraph" style:parent-style-name="Standard">
      <style:text-properties officeooo:rsid="008e32a5" officeooo:paragraph-rsid="008e32a5"/>
    </style:style>
    <style:style style:name="P110" style:family="paragraph" style:parent-style-name="Standard">
      <style:text-properties officeooo:rsid="00911922" officeooo:paragraph-rsid="00911922"/>
    </style:style>
    <style:style style:name="P111" style:family="paragraph" style:parent-style-name="Standard">
      <style:text-properties officeooo:rsid="0091e378" officeooo:paragraph-rsid="0091e378"/>
    </style:style>
    <style:style style:name="P112" style:family="paragraph" style:parent-style-name="Standard">
      <style:text-properties officeooo:rsid="0091f233" officeooo:paragraph-rsid="0091f233"/>
    </style:style>
    <style:style style:name="P113" style:family="paragraph" style:parent-style-name="Standard">
      <style:text-properties officeooo:rsid="0093020e" officeooo:paragraph-rsid="0093020e"/>
    </style:style>
    <style:style style:name="P114" style:family="paragraph" style:parent-style-name="Standard">
      <style:text-properties officeooo:rsid="00946ac1" officeooo:paragraph-rsid="00946ac1"/>
    </style:style>
    <style:style style:name="P115" style:family="paragraph" style:parent-style-name="Standard">
      <style:text-properties officeooo:rsid="00951726" officeooo:paragraph-rsid="00951726"/>
    </style:style>
    <style:style style:name="P116" style:family="paragraph" style:parent-style-name="Standard">
      <style:text-properties officeooo:rsid="0095afc5" officeooo:paragraph-rsid="0095afc5"/>
    </style:style>
    <style:style style:name="P117" style:family="paragraph" style:parent-style-name="Standard">
      <style:text-properties officeooo:rsid="00979548" officeooo:paragraph-rsid="00979548"/>
    </style:style>
    <style:style style:name="P118" style:family="paragraph" style:parent-style-name="Standard">
      <style:paragraph-properties fo:break-before="page"/>
      <style:text-properties officeooo:rsid="00979548" officeooo:paragraph-rsid="00993e2f"/>
    </style:style>
    <style:style style:name="P119" style:family="paragraph" style:parent-style-name="Standard">
      <style:text-properties officeooo:rsid="00979548" officeooo:paragraph-rsid="00993e2f"/>
    </style:style>
    <style:style style:name="P120" style:family="paragraph" style:parent-style-name="Standard">
      <style:text-properties officeooo:rsid="0098f607" officeooo:paragraph-rsid="0098f607"/>
    </style:style>
    <style:style style:name="P121" style:family="paragraph" style:parent-style-name="Standard">
      <style:text-properties officeooo:rsid="0098f607" officeooo:paragraph-rsid="00993e2f"/>
    </style:style>
    <style:style style:name="P122" style:family="paragraph" style:parent-style-name="Standard">
      <style:text-properties officeooo:rsid="009b6654" officeooo:paragraph-rsid="009b6654"/>
    </style:style>
    <style:style style:name="P123" style:family="paragraph" style:parent-style-name="Standard">
      <style:text-properties officeooo:rsid="009f489e" officeooo:paragraph-rsid="009f489e"/>
    </style:style>
    <style:style style:name="P124" style:family="paragraph" style:parent-style-name="Standard">
      <style:text-properties officeooo:rsid="00a020be" officeooo:paragraph-rsid="00a020be"/>
    </style:style>
    <style:style style:name="P125" style:family="paragraph" style:parent-style-name="Standard">
      <style:text-properties officeooo:rsid="00a0e7e9" officeooo:paragraph-rsid="00a0e7e9"/>
    </style:style>
    <style:style style:name="P126" style:family="paragraph" style:parent-style-name="Standard">
      <style:text-properties officeooo:rsid="00a0ed0b" officeooo:paragraph-rsid="00a0ed0b"/>
    </style:style>
    <style:style style:name="P127" style:family="paragraph" style:parent-style-name="Standard">
      <style:text-properties officeooo:rsid="00a3c9d8" officeooo:paragraph-rsid="00a3c9d8"/>
    </style:style>
    <style:style style:name="P128" style:family="paragraph" style:parent-style-name="Standard">
      <style:text-properties officeooo:rsid="00a943cc" officeooo:paragraph-rsid="00a943cc"/>
    </style:style>
    <style:style style:name="P129" style:family="paragraph" style:parent-style-name="Standard">
      <style:text-properties officeooo:rsid="00ab02d7" officeooo:paragraph-rsid="00ab02d7"/>
    </style:style>
    <style:style style:name="P130" style:family="paragraph" style:parent-style-name="Standard">
      <style:text-properties officeooo:rsid="00ab990f" officeooo:paragraph-rsid="00ab990f"/>
    </style:style>
    <style:style style:name="P131" style:family="paragraph" style:parent-style-name="Standard">
      <style:text-properties officeooo:rsid="00b06506" officeooo:paragraph-rsid="00b06506"/>
    </style:style>
    <style:style style:name="P132" style:family="paragraph" style:parent-style-name="Standard">
      <style:text-properties officeooo:rsid="00b1379b" officeooo:paragraph-rsid="00b1379b"/>
    </style:style>
    <style:style style:name="P133" style:family="paragraph" style:parent-style-name="Standard">
      <style:paragraph-properties style:line-height-at-least="0.198in"/>
      <style:text-properties fo:color="#3b3b3b" loext:opacity="100%" style:font-name="Droid Sans Mono" fo:font-size="10.5pt" fo:font-weight="normal" fo:background-color="#ffffff"/>
    </style:style>
    <style:style style:name="P134" style:family="paragraph" style:parent-style-name="Standard">
      <style:text-properties fo:color="#3b3b3b" loext:opacity="100%" style:font-name="Droid Sans Mono" fo:font-size="10.5pt" fo:font-weight="normal" officeooo:rsid="00b1379b" officeooo:paragraph-rsid="00b1379b" fo:background-color="#ffffff"/>
    </style:style>
    <style:style style:name="P135" style:family="paragraph" style:parent-style-name="Standard">
      <style:text-properties fo:color="#3b3b3b" loext:opacity="100%" style:font-name="Droid Sans Mono" fo:font-size="10.5pt" fo:font-weight="normal" officeooo:paragraph-rsid="00b8a752" fo:background-color="#ffffff"/>
    </style:style>
    <style:style style:name="P136" style:family="paragraph" style:parent-style-name="Standard">
      <style:text-properties fo:color="#3b3b3b" loext:opacity="100%" style:font-name="Droid Sans Mono" fo:font-size="10.5pt" fo:font-weight="normal" officeooo:rsid="00c0ee9d" officeooo:paragraph-rsid="00c0ee9d" fo:background-color="#ffffff"/>
    </style:style>
    <style:style style:name="P137" style:family="paragraph" style:parent-style-name="Standard">
      <style:text-properties fo:color="#3b3b3b" loext:opacity="100%" style:font-name="Droid Sans Mono" fo:font-size="10.5pt" fo:font-weight="normal" officeooo:rsid="00c98b6a" officeooo:paragraph-rsid="00c98b6a" fo:background-color="#ffffff"/>
    </style:style>
    <style:style style:name="P138" style:family="paragraph" style:parent-style-name="Standard">
      <style:text-properties fo:color="#3b3b3b" loext:opacity="100%" style:font-name="Droid Sans Mono" fo:font-size="10.5pt" fo:font-weight="normal" officeooo:rsid="00d3f143" officeooo:paragraph-rsid="00d3f143" fo:background-color="#ffffff"/>
    </style:style>
    <style:style style:name="P139" style:family="paragraph" style:parent-style-name="Standard">
      <style:text-properties fo:color="#3b3b3b" loext:opacity="100%" style:font-name="Droid Sans Mono" fo:font-size="10.5pt" fo:font-weight="normal" officeooo:rsid="00d6e545" officeooo:paragraph-rsid="00d6e545" fo:background-color="#ffffff"/>
    </style:style>
    <style:style style:name="P140" style:family="paragraph" style:parent-style-name="Standard">
      <style:text-properties fo:color="#3b3b3b" loext:opacity="100%" style:font-name="Droid Sans Mono" fo:font-size="10.5pt" fo:font-weight="normal" officeooo:rsid="00dc9db4" officeooo:paragraph-rsid="00dc9db4" fo:background-color="#ffffff"/>
    </style:style>
    <style:style style:name="P141" style:family="paragraph" style:parent-style-name="Standard">
      <style:text-properties fo:color="#3b3b3b" loext:opacity="100%" style:font-name="Droid Sans Mono" fo:font-size="10.5pt" fo:font-weight="normal" officeooo:rsid="00e4d703" officeooo:paragraph-rsid="00e4d703" fo:background-color="#ffffff"/>
    </style:style>
    <style:style style:name="P142" style:family="paragraph" style:parent-style-name="Standard">
      <style:text-properties fo:color="#3b3b3b" loext:opacity="100%" style:font-name="Droid Sans Mono" fo:font-size="10.5pt" fo:font-weight="normal" officeooo:rsid="00ed498d" officeooo:paragraph-rsid="00ed498d" fo:background-color="#ffffff"/>
    </style:style>
    <style:style style:name="P143" style:family="paragraph" style:parent-style-name="Standard">
      <style:paragraph-properties style:line-height-at-least="0.198in"/>
    </style:style>
    <style:style style:name="P144" style:family="paragraph" style:parent-style-name="Standard">
      <style:text-properties officeooo:rsid="00b15952" officeooo:paragraph-rsid="00b15952"/>
    </style:style>
    <style:style style:name="P145" style:family="paragraph" style:parent-style-name="Standard">
      <style:text-properties officeooo:rsid="00b31442" officeooo:paragraph-rsid="00b31442"/>
    </style:style>
    <style:style style:name="P146" style:family="paragraph" style:parent-style-name="Standard">
      <style:text-properties officeooo:rsid="00b4e8dd" officeooo:paragraph-rsid="00b4e8dd"/>
    </style:style>
    <style:style style:name="P147" style:family="paragraph" style:parent-style-name="Standard">
      <style:text-properties officeooo:rsid="00b5a58c" officeooo:paragraph-rsid="00b5a58c"/>
    </style:style>
    <style:style style:name="P148" style:family="paragraph" style:parent-style-name="Standard">
      <style:text-properties officeooo:rsid="00b73aa3" officeooo:paragraph-rsid="00b73aa3"/>
    </style:style>
    <style:style style:name="P149" style:family="paragraph" style:parent-style-name="Table_20_Contents">
      <style:text-properties officeooo:rsid="00b73aa3" officeooo:paragraph-rsid="00b73aa3"/>
    </style:style>
    <style:style style:name="P150" style:family="paragraph" style:parent-style-name="Standard">
      <style:text-properties officeooo:rsid="00b73aa3" officeooo:paragraph-rsid="00b8a752"/>
    </style:style>
    <style:style style:name="P151" style:family="paragraph" style:parent-style-name="Table_20_Contents">
      <style:text-properties officeooo:rsid="00b73aa3" officeooo:paragraph-rsid="00b8a752"/>
    </style:style>
    <style:style style:name="P152" style:family="paragraph" style:parent-style-name="Standard">
      <style:text-properties officeooo:paragraph-rsid="00b8a752"/>
    </style:style>
    <style:style style:name="P153" style:family="paragraph" style:parent-style-name="Standard">
      <style:text-properties officeooo:rsid="00b8ef06" officeooo:paragraph-rsid="00b8ef06"/>
    </style:style>
    <style:style style:name="P154" style:family="paragraph" style:parent-style-name="Standard">
      <style:text-properties officeooo:rsid="00ba0de8" officeooo:paragraph-rsid="00ba0de8"/>
    </style:style>
    <style:style style:name="P155" style:family="paragraph" style:parent-style-name="Standard">
      <style:text-properties officeooo:rsid="00bbe448" officeooo:paragraph-rsid="00bbe448"/>
    </style:style>
    <style:style style:name="P156" style:family="paragraph" style:parent-style-name="Standard">
      <style:text-properties officeooo:rsid="00beff1a" officeooo:paragraph-rsid="00beff1a"/>
    </style:style>
    <style:style style:name="P157" style:family="paragraph" style:parent-style-name="Standard">
      <style:text-properties officeooo:rsid="00c0ee9d" officeooo:paragraph-rsid="00c0ee9d"/>
    </style:style>
    <style:style style:name="P158" style:family="paragraph" style:parent-style-name="Standard">
      <style:text-properties officeooo:rsid="00c3b322" officeooo:paragraph-rsid="00c3b322"/>
    </style:style>
    <style:style style:name="P159" style:family="paragraph" style:parent-style-name="Standard">
      <style:text-properties officeooo:rsid="00c55d05" officeooo:paragraph-rsid="00c55d05"/>
    </style:style>
    <style:style style:name="P160" style:family="paragraph" style:parent-style-name="Standard">
      <style:text-properties officeooo:rsid="00c6c0cb" officeooo:paragraph-rsid="00c6c0cb"/>
    </style:style>
    <style:style style:name="P161" style:family="paragraph" style:parent-style-name="Standard">
      <style:text-properties officeooo:rsid="00c8b3e6" officeooo:paragraph-rsid="00c8b3e6"/>
    </style:style>
    <style:style style:name="P162" style:family="paragraph" style:parent-style-name="Standard">
      <style:text-properties officeooo:rsid="00c98b6a" officeooo:paragraph-rsid="00c98b6a"/>
    </style:style>
    <style:style style:name="P163" style:family="paragraph" style:parent-style-name="Table_20_Contents">
      <style:text-properties officeooo:rsid="00b8a752" officeooo:paragraph-rsid="00b8a752"/>
    </style:style>
    <style:style style:name="P164" style:family="paragraph" style:parent-style-name="Standard">
      <style:text-properties officeooo:rsid="00ceb9d1" officeooo:paragraph-rsid="00ceb9d1"/>
    </style:style>
    <style:style style:name="P165" style:family="paragraph" style:parent-style-name="Standard">
      <style:text-properties officeooo:rsid="00cf9cd8" officeooo:paragraph-rsid="00cf9cd8"/>
    </style:style>
    <style:style style:name="P166" style:family="paragraph" style:parent-style-name="Standard">
      <style:text-properties officeooo:rsid="00d0d9a8" officeooo:paragraph-rsid="00d0d9a8"/>
    </style:style>
    <style:style style:name="P167" style:family="paragraph" style:parent-style-name="Standard">
      <style:text-properties officeooo:rsid="00d3dadc" officeooo:paragraph-rsid="00d3dadc"/>
    </style:style>
    <style:style style:name="P168" style:family="paragraph" style:parent-style-name="Standard">
      <style:text-properties officeooo:rsid="00d3f143" officeooo:paragraph-rsid="00d3f143"/>
    </style:style>
    <style:style style:name="P169" style:family="paragraph" style:parent-style-name="Standard">
      <style:text-properties officeooo:rsid="00d575f1" officeooo:paragraph-rsid="00d575f1"/>
    </style:style>
    <style:style style:name="P170" style:family="paragraph" style:parent-style-name="Standard">
      <style:text-properties officeooo:rsid="00d6e545" officeooo:paragraph-rsid="00d6e545"/>
    </style:style>
    <style:style style:name="P171" style:family="paragraph" style:parent-style-name="Standard">
      <style:text-properties officeooo:rsid="00d970b5" officeooo:paragraph-rsid="00d970b5"/>
    </style:style>
    <style:style style:name="P172" style:family="paragraph" style:parent-style-name="Standard">
      <style:text-properties officeooo:rsid="00db0416" officeooo:paragraph-rsid="00db0416"/>
    </style:style>
    <style:style style:name="P173" style:family="paragraph" style:parent-style-name="Standard">
      <style:text-properties officeooo:rsid="00db5494" officeooo:paragraph-rsid="00db5494"/>
    </style:style>
    <style:style style:name="P174" style:family="paragraph" style:parent-style-name="Table_20_Contents">
      <style:text-properties officeooo:rsid="00db5494" officeooo:paragraph-rsid="00db5494"/>
    </style:style>
    <style:style style:name="P175" style:family="paragraph" style:parent-style-name="Table_20_Contents">
      <style:text-properties officeooo:rsid="00db5494"/>
    </style:style>
    <style:style style:name="P176" style:family="paragraph" style:parent-style-name="Table_20_Contents">
      <style:text-properties officeooo:rsid="00db5494" officeooo:paragraph-rsid="00e14641"/>
    </style:style>
    <style:style style:name="P177" style:family="paragraph" style:parent-style-name="Standard">
      <style:text-properties officeooo:rsid="00dc9db4" officeooo:paragraph-rsid="00dc9db4"/>
    </style:style>
    <style:style style:name="P178" style:family="paragraph" style:parent-style-name="Standard">
      <style:text-properties officeooo:rsid="00e2de8c" officeooo:paragraph-rsid="00e2de8c"/>
    </style:style>
    <style:style style:name="P179" style:family="paragraph" style:parent-style-name="Standard">
      <style:text-properties officeooo:rsid="00e4d703" officeooo:paragraph-rsid="00e4d703"/>
    </style:style>
    <style:style style:name="P180" style:family="paragraph" style:parent-style-name="Standard">
      <style:text-properties officeooo:rsid="00e75e40" officeooo:paragraph-rsid="00e75e40"/>
    </style:style>
    <style:style style:name="P181" style:family="paragraph" style:parent-style-name="Standard">
      <style:text-properties officeooo:rsid="00e7e21b" officeooo:paragraph-rsid="00e7e21b"/>
    </style:style>
    <style:style style:name="P182" style:family="paragraph" style:parent-style-name="Standard">
      <style:paragraph-properties fo:break-before="page"/>
      <style:text-properties officeooo:rsid="00ed498d" officeooo:paragraph-rsid="00ed498d"/>
    </style:style>
    <style:style style:name="P183" style:family="paragraph" style:parent-style-name="Standard">
      <style:text-properties officeooo:rsid="00ed498d" officeooo:paragraph-rsid="00ed498d"/>
    </style:style>
    <style:style style:name="P184" style:family="paragraph" style:parent-style-name="Standard">
      <style:text-properties officeooo:rsid="00eefd2d" officeooo:paragraph-rsid="00eefd2d"/>
    </style:style>
    <style:style style:name="P185" style:family="paragraph" style:parent-style-name="Table_20_Contents">
      <style:text-properties officeooo:rsid="00e14641" officeooo:paragraph-rsid="00db5494"/>
    </style:style>
    <style:style style:name="P186" style:family="paragraph" style:parent-style-name="Table_20_Contents">
      <style:text-properties officeooo:rsid="00e14641" officeooo:paragraph-rsid="00e14641"/>
    </style:style>
    <style:style style:name="P187" style:family="paragraph" style:parent-style-name="Standard">
      <style:text-properties officeooo:rsid="00efd6b1" officeooo:paragraph-rsid="00efd6b1"/>
    </style:style>
    <style:style style:name="P188" style:family="paragraph" style:parent-style-name="Standard">
      <style:text-properties officeooo:rsid="00efd6b1" officeooo:paragraph-rsid="00efd6b1"/>
    </style:style>
    <style:style style:name="P189" style:family="paragraph" style:parent-style-name="Standard">
      <style:paragraph-properties style:line-height-at-least="0.198in"/>
      <style:text-properties fo:color="#3b3b3b" loext:opacity="100%" style:font-name="Droid Sans Mono" fo:font-size="10.5pt" fo:font-weight="normal" fo:background-color="#ffffff"/>
    </style:style>
    <style:style style:name="P190" style:family="paragraph" style:parent-style-name="Standard">
      <style:text-properties fo:color="#3b3b3b" loext:opacity="100%" style:font-name="Droid Sans Mono" fo:font-size="10.5pt" fo:font-weight="normal" officeooo:rsid="00efd6b1" officeooo:paragraph-rsid="00efd6b1" fo:background-color="#ffffff"/>
    </style:style>
    <style:style style:name="P191" style:family="paragraph" style:parent-style-name="Standard">
      <style:text-properties fo:color="#3b3b3b" loext:opacity="100%" style:font-name="Droid Sans Mono" fo:font-size="10.5pt" fo:font-weight="normal" officeooo:rsid="00f6808c" officeooo:paragraph-rsid="00f6808c" fo:background-color="#ffffff"/>
    </style:style>
    <style:style style:name="P192" style:family="paragraph" style:parent-style-name="Standard">
      <style:text-properties fo:color="#3b3b3b" loext:opacity="100%" style:font-name="Droid Sans Mono" fo:font-size="10.5pt" fo:font-weight="normal" officeooo:rsid="00f726c8" officeooo:paragraph-rsid="00f726c8" fo:background-color="#ffffff"/>
    </style:style>
    <style:style style:name="P193" style:family="paragraph" style:parent-style-name="Standard">
      <style:text-properties fo:color="#3b3b3b" loext:opacity="100%" style:font-name="Droid Sans Mono" fo:font-size="10.5pt" fo:font-weight="normal" officeooo:rsid="00fa6984" officeooo:paragraph-rsid="00fa6984" fo:background-color="#ffffff"/>
    </style:style>
    <style:style style:name="P194" style:family="paragraph" style:parent-style-name="Standard">
      <style:text-properties fo:color="#3b3b3b" loext:opacity="100%" style:font-name="Droid Sans Mono" fo:font-size="10.5pt" fo:font-weight="normal" officeooo:rsid="00fe8e60" officeooo:paragraph-rsid="00fe8e60" fo:background-color="#ffffff"/>
    </style:style>
    <style:style style:name="P195" style:family="paragraph" style:parent-style-name="Standard">
      <style:text-properties fo:color="#3b3b3b" loext:opacity="100%" style:font-name="Droid Sans Mono" fo:font-size="10.5pt" fo:font-weight="normal" officeooo:rsid="01016273" officeooo:paragraph-rsid="01016273" fo:background-color="#ffffff"/>
    </style:style>
    <style:style style:name="P196" style:family="paragraph" style:parent-style-name="Standard">
      <style:paragraph-properties style:line-height-at-least="0.198in"/>
      <style:text-properties fo:color="#af00db" loext:opacity="100%" style:font-name="Droid Sans Mono" fo:font-size="10.5pt" fo:font-weight="normal" fo:background-color="#ffffff"/>
    </style:style>
    <style:style style:name="P197" style:family="paragraph" style:parent-style-name="Standard">
      <style:paragraph-properties style:line-height-at-least="0.198in"/>
    </style:style>
    <style:style style:name="P198" style:family="paragraph" style:parent-style-name="Standard">
      <style:text-properties officeooo:rsid="00f6808c" officeooo:paragraph-rsid="00f6808c"/>
    </style:style>
    <style:style style:name="P199" style:family="paragraph" style:parent-style-name="Standard">
      <style:text-properties officeooo:rsid="00f726c8" officeooo:paragraph-rsid="00f726c8"/>
    </style:style>
    <style:style style:name="P200" style:family="paragraph" style:parent-style-name="Standard">
      <style:text-properties officeooo:rsid="00fa6984" officeooo:paragraph-rsid="00fa6984"/>
    </style:style>
    <style:style style:name="P201" style:family="paragraph" style:parent-style-name="Standard">
      <style:paragraph-properties fo:break-before="page"/>
      <style:text-properties officeooo:rsid="00fa6984" officeooo:paragraph-rsid="00fa6984"/>
    </style:style>
    <style:style style:name="P202" style:family="paragraph" style:parent-style-name="Standard">
      <style:text-properties officeooo:rsid="00fca913" officeooo:paragraph-rsid="00fca913"/>
    </style:style>
    <style:style style:name="P203" style:family="paragraph" style:parent-style-name="Standard">
      <style:text-properties fo:font-weight="bold" officeooo:rsid="00fca913" officeooo:paragraph-rsid="00fca913" fo:background-color="#ffff00" style:font-weight-asian="bold" style:font-weight-complex="bold"/>
    </style:style>
    <style:style style:name="P204" style:family="paragraph" style:parent-style-name="Standard">
      <style:text-properties fo:font-weight="bold" officeooo:rsid="010285e3" officeooo:paragraph-rsid="010285e3" fo:background-color="#ffff00" style:font-weight-asian="bold" style:font-weight-complex="bold"/>
    </style:style>
    <style:style style:name="P205" style:family="paragraph" style:parent-style-name="Standard">
      <style:text-properties officeooo:rsid="00fd4faf" officeooo:paragraph-rsid="00fd4faf"/>
    </style:style>
    <style:style style:name="P206" style:family="paragraph" style:parent-style-name="Standard">
      <style:text-properties officeooo:rsid="00fe8e60" officeooo:paragraph-rsid="00fe8e60"/>
    </style:style>
    <style:style style:name="P207" style:family="paragraph" style:parent-style-name="Standard">
      <style:paragraph-properties fo:break-before="page"/>
      <style:text-properties officeooo:rsid="01016273" officeooo:paragraph-rsid="01016273"/>
    </style:style>
    <style:style style:name="P208" style:family="paragraph" style:parent-style-name="Standard">
      <style:text-properties officeooo:rsid="01016273" officeooo:paragraph-rsid="01016273"/>
    </style:style>
    <style:style style:name="P209" style:family="paragraph" style:parent-style-name="Standard">
      <style:text-properties officeooo:rsid="0103270e" officeooo:paragraph-rsid="0103270e"/>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officeooo:rsid="0095afc5"/>
    </style:style>
    <style:style style:name="T36" style:family="text">
      <style:text-properties officeooo:rsid="00993e2f"/>
    </style:style>
    <style:style style:name="T37" style:family="text">
      <style:text-properties officeooo:rsid="009d656b"/>
    </style:style>
    <style:style style:name="T38" style:family="text">
      <style:text-properties officeooo:rsid="00a45ea1"/>
    </style:style>
    <style:style style:name="T39" style:family="text">
      <style:text-properties officeooo:rsid="00ab02d7"/>
    </style:style>
    <style:style style:name="T40" style:family="text">
      <style:text-properties officeooo:rsid="00ab990f"/>
    </style:style>
    <style:style style:name="T41" style:family="text">
      <style:text-properties officeooo:rsid="00aef46d"/>
    </style:style>
    <style:style style:name="T42" style:family="text">
      <style:text-properties officeooo:rsid="00b1379b"/>
    </style:style>
    <style:style style:name="T43" style:family="text">
      <style:text-properties fo:color="#af00db" loext:opacity="100%"/>
    </style:style>
    <style:style style:name="T44" style:family="text">
      <style:text-properties fo:color="#0000ff" loext:opacity="100%"/>
    </style:style>
    <style:style style:name="T45" style:family="text">
      <style:text-properties fo:color="#a31515" loext:opacity="100%"/>
    </style:style>
    <style:style style:name="T46" style:family="text">
      <style:text-properties fo:color="#a31515" loext:opacity="100%" officeooo:rsid="00f2d0ae"/>
    </style:style>
    <style:style style:name="T47" style:family="text">
      <style:text-properties fo:color="#795e26" loext:opacity="100%"/>
    </style:style>
    <style:style style:name="T48" style:family="text">
      <style:text-properties fo:color="#001080" loext:opacity="100%"/>
    </style:style>
    <style:style style:name="T49" style:family="text">
      <style:text-properties fo:color="#000000" loext:opacity="100%"/>
    </style:style>
    <style:style style:name="T50" style:family="text">
      <style:text-properties fo:color="#098658" loext:opacity="100%"/>
    </style:style>
    <style:style style:name="T51" style:family="text">
      <style:text-properties fo:color="#008000" loext:opacity="100%"/>
    </style:style>
    <style:style style:name="T52" style:family="text">
      <style:text-properties officeooo:rsid="00b15952"/>
    </style:style>
    <style:style style:name="T53" style:family="text">
      <style:text-properties officeooo:rsid="00b31442"/>
    </style:style>
    <style:style style:name="T54" style:family="text">
      <style:text-properties officeooo:rsid="00b8ef06"/>
    </style:style>
    <style:style style:name="T55" style:family="text">
      <style:text-properties fo:color="#ee0000" loext:opacity="100%"/>
    </style:style>
    <style:style style:name="T56" style:family="text">
      <style:text-properties officeooo:rsid="00c0ee9d"/>
    </style:style>
    <style:style style:name="T57" style:family="text">
      <style:text-properties officeooo:rsid="00c6c0cb"/>
    </style:style>
    <style:style style:name="T58" style:family="text">
      <style:text-properties officeooo:rsid="00c98b6a"/>
    </style:style>
    <style:style style:name="T59" style:family="text">
      <style:text-properties officeooo:rsid="00d290d7"/>
    </style:style>
    <style:style style:name="T60" style:family="text">
      <style:text-properties officeooo:rsid="00d8a291"/>
    </style:style>
    <style:style style:name="T61" style:family="text">
      <style:text-properties officeooo:rsid="00db5494"/>
    </style:style>
    <style:style style:name="T62" style:family="text">
      <style:text-properties officeooo:rsid="00e14641"/>
    </style:style>
    <style:style style:name="T63" style:family="text">
      <style:text-properties officeooo:rsid="00e5959c"/>
    </style:style>
    <style:style style:name="T64" style:family="text">
      <style:text-properties officeooo:rsid="00ee3fd2"/>
    </style:style>
    <style:style style:name="T65" style:family="text">
      <style:text-properties officeooo:rsid="00efd6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04">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02">Lvalue (left value): simply means an object that has an identifiable location in memory (i.e. having an address).</text:p>
      <text:p text:style-name="P102">- in any assignment statement “lvalue” must have the capability to hold the data.</text:p>
      <text:p text:style-name="P102">- lvalue must be a variable because they have the capability to store the data.</text:p>
      <text:p text:style-name="P102">- lvalue cannot be a function, expression (like a+b) or a constant (like 3,4 etc).</text:p>
      <text:p text:style-name="P102"/>
      <text:p text:style-name="P102">Rvalue (right value): simply means an object that has no identifiable location in memory.</text:p>
      <text:p text:style-name="P102"/>
      <text:p text:style-name="P102">- <text:span text:style-name="T30">Anything which is capable of returning a constant expression or value.</text:span></text:p>
      <text:p text:style-name="P102">- <text:span text:style-name="T30">Expressions like a +b will return some constant value.</text:span></text:p>
      <text:p text:style-name="P102"/>
      <text:p text:style-name="P103">Difference between pre &amp; post increment and decrement:</text:p>
      <text:p text:style-name="P103">pre- means first increment / decrement then assign it to another variable.</text:p>
      <text:p text:style-name="P103">Post- means first assign it to another variable then increment/decrement.</text:p>
      <text:p text:style-name="P103"/>
      <text:p text:style-name="P103"/>
      <text:p text:style-name="P106">What is the output of the following C program?</text:p>
      <text:p text:style-name="P107"/>
      <text:p text:style-name="P107">#include &lt;stdio.h&gt;</text:p>
      <text:p text:style-name="P107"/>
      <text:p text:style-name="P107">int main(){</text:p>
      <text:p text:style-name="P107"><text:tab/>int a =4, b = 3;</text:p>
      <text:p text:style-name="P107"><text:tab/>printf(“%d”, a+++b);</text:p>
      <text:p text:style-name="P107"><text:tab/>return 0;</text:p>
      <text:p text:style-name="P107">}</text:p>
      <text:p text:style-name="P107"/>
      <text:p text:style-name="P108"># Token Generation:</text:p>
      <text:p text:style-name="P108">* lexical analysis is the first phase in the compilation process.</text:p>
      <text:p text:style-name="P108">* Lexical analyzer (scanner) scans the whole source program and when it finds the meaningful sequence of characters (lexemes) then it converts it into a token.</text:p>
      <text:p text:style-name="P108">* Token: lexeme mapped into token-name and attribute-value.</text:p>
      <text:p text:style-name="P108">Example: <text:tab/>int → &lt;keyword, int&gt;</text:p>
      <text:p text:style-name="P108">* it always matches the longest character sequence.</text:p>
      <text:p text:style-name="P108">int a = 5;<text:tab/>→ int, a, =, 5, ;</text:p>
      <text:p text:style-name="P108"/>
      <text:p text:style-name="P109">so, a+++b → will be a++ then +b</text:p>
      <text:p text:style-name="P109">* post increment / decrement in context of equation:</text:p>
      <text:p text:style-name="P109">- first use the value in the equation and then increment the value.</text:p>
      <text:p text:style-name="P109">* pre increment / decrement in context of equation:</text:p>
      <text:p text:style-name="P109">- first increment the value and then use in the equation after completion of the equation.</text:p>
      <text:p text:style-name="P109"/>
      <text:p text:style-name="P8">024. Relational Operators:</text:p>
      <text:p text:style-name="P110">== → equal to</text:p>
      <text:p text:style-name="P110">!= → not equal to</text:p>
      <text:p text:style-name="P110">&lt;= → less than or equal to</text:p>
      <text:p text:style-name="P110">&gt;= → greater than or equal to</text:p>
      <text:p text:style-name="P110">&lt; → less than</text:p>
      <text:p text:style-name="P110">&gt; → greater than</text:p>
      <text:p text:style-name="P110"/>
      <text:p text:style-name="P110">* <text:span text:style-name="T31">All relational operators will return either True or False.</text:span></text:p>
      <text:p text:style-name="P110"/>
      <text:p text:style-name="P111">4==5 is equivalent to is 4 == 5?</text:p>
      <text:p text:style-name="P111">4!=5 is equivalent to is 4 != 5?</text:p>
      <text:p text:style-name="P111"/>
      <text:p text:style-name="P90">025 . Logical operators:</text:p>
      <text:p text:style-name="P112">&amp;&amp; → and</text:p>
      <text:p text:style-name="P112">|| → or</text:p>
      <text:p text:style-name="P112">! → not</text:p>
      <text:p text:style-name="P112"/>
      <text:p text:style-name="P113">&amp;&amp; and || are used to combine two conditions.</text:p>
      <text:p text:style-name="P113"><text:span text:style-name="T33">&amp;&amp;-</text:span>returns TRUE when all conditions under consideration are true and return FALSE when any one or more than one condition is false.</text:p>
      <text:p text:style-name="P113"/>
      <text:p text:style-name="P114"/>
      <text:p text:style-name="P114"/>
      <text:p text:style-name="P114"/>
      <text:p text:style-name="P114"/>
      <text:p text:style-name="P114"/>
      <text:p text:style-name="P114"><text:soft-page-break/>For example:</text:p>
      <text:p text:style-name="P114"/>
      <text:p text:style-name="P114">int a = 5;</text:p>
      <text:p text:style-name="P114"/>
      <text:p text:style-name="P114">if (a == 5 &amp;&amp; a != 6 &amp;&amp; a &lt;= 56 &amp;&amp; a &gt; 4)</text:p>
      <text:p text:style-name="P114">{</text:p>
      <text:p text:style-name="P114"><text:tab/>printf(“Welcome to this beautiful world of operators”);</text:p>
      <text:p text:style-name="P114">}</text:p>
      <text:p text:style-name="P114"/>
      <text:p text:style-name="P115"><text:span text:style-name="T33">||</text:span> - returns TRUE when one or more than one condition under consideration is true and returns FALSE when all conditions are false.</text:p>
      <text:p text:style-name="P115"/>
      <text:p text:style-name="P115">For example:</text:p>
      <text:p text:style-name="P115"/>
      <text:p text:style-name="P115">int a = 5;</text:p>
      <text:p text:style-name="P115">if (a != 5 || a == 6 || a &gt;= 56 || a &gt; 4)</text:p>
      <text:p text:style-name="P115">{</text:p>
      <text:p text:style-name="P115"><text:tab/><text:span text:style-name="T32">printf(“Welcome to this beautiful world of operators”);</text:span></text:p>
      <text:p text:style-name="P115">}</text:p>
      <text:p text:style-name="P115"/>
      <text:p text:style-name="P115">! <text:span text:style-name="T35">operator is used to complement the condition under consideration.</text:span></text:p>
      <text:p text:style-name="P115"/>
      <text:p text:style-name="P115">!- <text:span text:style-name="T35">returns TRUE when condition is FALSE and returns FALSE when condition is true.</text:span></text:p>
      <text:p text:style-name="P115"/>
      <text:p text:style-name="P116">For example:</text:p>
      <text:p text:style-name="P116"/>
      <text:p text:style-name="P116">int a = 5;</text:p>
      <text:p text:style-name="P116">if (!(a == 6))</text:p>
      <text:p text:style-name="P116">{</text:p>
      <text:p text:style-name="P116"><text:tab/><text:span text:style-name="T32">printf(“Welcome to this beautiful world of operators”);</text:span></text:p>
      <text:p text:style-name="P116">}</text:p>
      <text:p text:style-name="P116"/>
      <text:p text:style-name="P117">Concept of short circuit in logical operators:</text:p>
      <text:p text:style-name="P117"/>
      <text:p text:style-name="P117">Short circuit in case of &amp;&amp;: simply means if there is a condition anywhere in the expression that returns false, then the rest of the conditions after that will not be evaluated.</text:p>
      <text:p text:style-name="P117"/>
      <text:p text:style-name="P120">#include &lt;stdio.h&gt;</text:p>
      <text:p text:style-name="P120"/>
      <text:p text:style-name="P120">int main() {</text:p>
      <text:p text:style-name="P120"><text:tab/>int a = 5, b = 3;</text:p>
      <text:p text:style-name="P120"><text:tab/>int incr;</text:p>
      <text:p text:style-name="P120"/>
      <text:p text:style-name="P120"><text:tab/>incr = (a &lt; b) &amp;&amp; (b++);</text:p>
      <text:p text:style-name="P120"><text:tab/>printf(“%d\n”, incr);</text:p>
      <text:p text:style-name="P120"><text:tab/>printf(“%d”, b);</text:p>
      <text:p text:style-name="P120"><text:tab/>return 0;</text:p>
      <text:p text:style-name="P120">}</text:p>
      <text:p text:style-name="P120"/>
      <text:p text:style-name="P120"/>
      <text:p text:style-name="P118">Short circuit in case of <text:span text:style-name="T36">||</text:span>: simply means if there is a condition anywhere in the expression that returns <text:span text:style-name="T36">True</text:span>, then the rest of the conditions after that will not be evaluated.</text:p>
      <text:p text:style-name="P119"/>
      <text:p text:style-name="P121">#include &lt;stdio.h&gt;</text:p>
      <text:p text:style-name="P121"/>
      <text:p text:style-name="P121">int main() {</text:p>
      <text:p text:style-name="P121"><text:tab/>int a = 5, b = 3;</text:p>
      <text:p text:style-name="P121"><text:tab/>int incr;</text:p>
      <text:p text:style-name="P121"/>
      <text:p text:style-name="P121"><text:tab/>incr = (a &gt; b) &amp;&amp; (b++);</text:p>
      <text:p text:style-name="P121"><text:tab/>printf(“%d\n”, incr);</text:p>
      <text:p text:style-name="P121"><text:tab/>printf(“%d”, b);</text:p>
      <text:p text:style-name="P121"><text:tab/>return 0;</text:p>
      <text:p text:style-name="P121">}</text:p>
      <text:p text:style-name="P121"/>
      <text:p text:style-name="P91">026 – Bitwise operators in C : part 001</text:p>
      <text:p text:style-name="P122">* <text:span text:style-name="T37">it does bitwise manipulation.</text:span></text:p>
      <text:p text:style-name="P123">&amp; → AND</text:p>
      <text:p text:style-name="P123">| → OR</text:p>
      <text:p text:style-name="P123">~ → NOT</text:p>
      <text:p text:style-name="P123">&lt;&lt; → left shift</text:p>
      <text:p text:style-name="P123">&gt;&gt; → Right shift</text:p>
      <text:p text:style-name="P123">^ → XOR</text:p>
      <text:p text:style-name="P123"/>
      <text:p text:style-name="P124">Bitwise AND (&amp;) operator:</text:p>
      <text:p text:style-name="P124">* it takes two bits at a time and perform AND operation.</text:p>
      <text:p text:style-name="P124">* AND is binary operator. It takes two numbers and performs bitwise AND.</text:p>
      <text:p text:style-name="P124">* Result of AND is 1 when both bits are 1.</text:p>
      <text:p text:style-name="P124"/>
      <text:p text:style-name="P125">Bitwise OR (|) operator:</text:p>
      <text:p text:style-name="P125">* it takes two bits at a time and perform OR operation.</text:p>
      <text:p text:style-name="P125">* OR (|) is binary operator. It takes two numbers and performs bitwise OR.</text:p>
      <text:p text:style-name="P125">* Result of OR is 0 when both bits are 0.</text:p>
      <text:p text:style-name="P125"/>
      <text:p text:style-name="P126">Bitwise NOT (~) operator:</text:p>
      <text:p text:style-name="P126">* NOT is a unary operator.</text:p>
      <text:p text:style-name="P126">* it’s job is to complement each bit one by one.</text:p>
      <text:p text:style-name="P126">* Result of NOT is 0 when bit is 1 and 1 when bit is 0.</text:p>
      <text:p text:style-name="P126"/>
      <text:p text:style-name="P89">Difference between bitwise and logical operators:</text:p>
      <text:p text:style-name="P127">#include &lt;stdio.h&gt;</text:p>
      <text:p text:style-name="P127"/>
      <text:p text:style-name="P127">int main(){</text:p>
      <text:p text:style-name="P127"><text:tab/>char x = 1, y = 2; //x = 1 (0000 0001), y = 2 (0000 0010)</text:p>
      <text:p text:style-name="P127"><text:tab/>if(x&amp;y)<text:tab/><text:tab/>//1&amp;2 = 0 (0000 0000)</text:p>
      <text:p text:style-name="P127"><text:tab/><text:tab/>printf("Result of x&amp;y is 1\n");<text:tab/>//<text:span text:style-name="T38">will not print</text:span></text:p>
      <text:p text:style-name="P127"><text:tab/>else</text:p>
      <text:p text:style-name="P127"><text:tab/><text:tab/>printf("Result of x&amp;y is 0\n");<text:tab/>//<text:span text:style-name="T38">will print</text:span></text:p>
      <text:p text:style-name="P127"><text:tab/>if(x&amp;&amp;y)<text:tab/>//1&amp;&amp;2 = TRUE &amp;&amp; TRUE = TRUE = 1</text:p>
      <text:p text:style-name="P127"><text:tab/><text:tab/>printf("Result of x&amp;&amp;y is 1\n");</text:p>
      <text:p text:style-name="P127"><text:tab/>return 0;</text:p>
      <text:p text:style-name="P127">}</text:p>
      <text:p text:style-name="P92"><text:soft-page-break/>027 – Bitwise operators in c – part 002</text:p>
      <text:p text:style-name="P128">Left shift operator:</text:p>
      <text:p text:style-name="P128">first operand <text:tab/><text:tab/><text:tab/>&lt;&lt;<text:tab/> second operand</text:p>
      <text:p text:style-name="P128">whose bits get left shifted<text:tab/><text:tab/>Decides the number of places to shift the bits.</text:p>
      <text:p text:style-name="P128"/>
      <text:p text:style-name="P128">* <text:span text:style-name="T39">when bits are shifted left then trailing positions are filled with zeros.</text:span></text:p>
      <text:p text:style-name="P129">How left shift works?</text:p>
      <text:p text:style-name="P129">Var &lt;&lt; 1</text:p>
      <text:p text:style-name="P129">left shift by 1 position </text:p>
      <text:p text:style-name="P129">var = 3</text:p>
      <text:p text:style-name="P129">3 = 0000 0011 → 0000 011_ → 0000 0110 <text:s/>= 6</text:p>
      <text:p text:style-name="P129"/>
      <text:p text:style-name="P129">* <text:span text:style-name="T40">left shifting is equivalent to multiplication by</text:span></text:p>
      <text:p text:style-name="P130">2 ^ right operand</text:p>
      <text:p text:style-name="P130">example:</text:p>
      <text:p text:style-name="P130">var = 3;</text:p>
      <text:p text:style-name="P130">var &lt;&lt; 1<text:tab/>output: 6 = [3x2^1]</text:p>
      <text:p text:style-name="P130">var &lt;&lt; 4<text:tab/>output: 48 = [3x2^4]</text:p>
      <text:p text:style-name="P130"/>
      <text:p text:style-name="P94">028 – <text:span text:style-name="T41">Bitwise operators in c – part 003</text:span></text:p>
      <text:p text:style-name="P131">Right shift operator:</text:p>
      <text:p text:style-name="P131">first operand <text:tab/><text:tab/><text:tab/>&gt;&gt;<text:tab/> second operand</text:p>
      <text:p text:style-name="P131">whose bits get right shifted <text:tab/><text:tab/>Decides number of places to shift the bits.</text:p>
      <text:p text:style-name="P131"/>
      <text:p text:style-name="P130">* <text:span text:style-name="T42">when bits are right shifted then leading positions are filled with zeros.</text:span></text:p>
      <text:p text:style-name="P130"/>
      <text:p text:style-name="P134"><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char</text:span> <text:span text:style-name="T48">var</text:span> <text:span text:style-name="T49">=</text:span> <text:span text:style-name="T50">3</text:span>;<text:span text:style-name="T51"> // Note: 3 in binary = 0000 0011</text:span></text:p>
      <text:p text:style-name="P133"><text:span text:style-name="T47">printf</text:span>(<text:span text:style-name="T45">"</text:span><text:span text:style-name="T48">%d</text:span><text:span text:style-name="T45">"</text:span>, <text:span text:style-name="T48">var</text:span> <text:span text:style-name="T49">&gt;&gt;</text:span> <text:span text:style-name="T50">1</text:span>);<text:span text:style-name="T51"> //prints 1</text:span></text:p>
      <text:p text:style-name="P133"><text:span text:style-name="T43">return</text:span> <text:span text:style-name="T50">0</text:span>;</text:p>
      <text:p text:style-name="P133">}</text:p>
      <text:p text:style-name="P132"/>
      <text:p text:style-name="P132">* <text:span text:style-name="T52">How right shift works?</text:span></text:p>
      <text:p text:style-name="P144">Var &gt;&gt; 1<text:tab/><text:tab/><text:tab/><text:tab/>var = 3</text:p>
      <text:p text:style-name="P144"><text:tab/><text:tab/><text:tab/><text:tab/><text:tab/>3 = 0000 0011</text:p>
      <text:p text:style-name="P144">right shift by 1 position<text:tab/><text:tab/>_000 0001</text:p>
      <text:p text:style-name="P144">leading position filled with zero<text:tab/>0000 0001<text:tab/><text:tab/><text:tab/><text:tab/></text:p>
      <text:p text:style-name="P144"/>
      <text:p text:style-name="P144">* <text:span text:style-name="T53">Right shifting is equivalent to division by 2 ^ right operand</text:span></text:p>
      <text:p text:style-name="P144"/>
      <text:p text:style-name="P145">example:</text:p>
      <text:p text:style-name="P145">var = 3;<text:tab/><text:tab/>var &gt;&gt; 1<text:tab/><text:tab/>output: 1<text:tab/>[3 / 2^1]</text:p>
      <text:p text:style-name="P145">var = 32;<text:tab/><text:tab/>var &gt;&gt; 4<text:tab/><text:tab/>output: 2<text:tab/>[3/2^4]</text:p>
      <text:p text:style-name="P145"/>
      <text:p text:style-name="P93">029 – Bitwise operators in C – Bitwise XOR operator:</text:p>
      <text:p text:style-name="P146"/>
      <text:p text:style-name="P147">Inclusive OR:</text:p>
      <text:p text:style-name="P147">* either A is 1 or B is 1 or both are 1, then the output is 1.</text:p>
      <text:p text:style-name="P147">* Including Both.</text:p>
      <text:p text:style-name="P147"/>
      <table:table table:name="Table2" table:style-name="Table2">
        <table:table-column table:style-name="Table2.A"/>
        <table:table-column table:style-name="Table2.B"/>
        <table:table-column table:style-name="Table2.C"/>
        <table:table-row>
          <table:table-cell table:style-name="Table2.A1" office:value-type="string">
            <text:p text:style-name="P149">A</text:p>
          </table:table-cell>
          <table:table-cell table:style-name="Table2.A1" office:value-type="string">
            <text:p text:style-name="P149">B</text:p>
          </table:table-cell>
          <table:table-cell table:style-name="Table2.A1" office:value-type="string">
            <text:p text:style-name="P149">A OR B</text:p>
          </table:table-cell>
        </table:table-row>
        <table:table-row>
          <table:table-cell table:style-name="Table2.A1" office:value-type="string">
            <text:p text:style-name="P149">0</text:p>
          </table:table-cell>
          <table:table-cell table:style-name="Table2.A1" office:value-type="string">
            <text:p text:style-name="P149">0</text:p>
          </table:table-cell>
          <table:table-cell table:style-name="Table2.A1" office:value-type="string">
            <text:p text:style-name="P149">0</text:p>
          </table:table-cell>
        </table:table-row>
        <table:table-row>
          <table:table-cell table:style-name="Table2.A1" office:value-type="string">
            <text:p text:style-name="P149">0</text:p>
          </table:table-cell>
          <table:table-cell table:style-name="Table2.A1" office:value-type="string">
            <text:p text:style-name="P149">1</text:p>
          </table:table-cell>
          <table:table-cell table:style-name="Table2.A1" office:value-type="string">
            <text:p text:style-name="P149">1</text:p>
          </table:table-cell>
        </table:table-row>
        <table:table-row>
          <table:table-cell table:style-name="Table2.A1" office:value-type="string">
            <text:p text:style-name="P149">1</text:p>
          </table:table-cell>
          <table:table-cell table:style-name="Table2.A1" office:value-type="string">
            <text:p text:style-name="P149">0</text:p>
          </table:table-cell>
          <table:table-cell table:style-name="Table2.A1" office:value-type="string">
            <text:p text:style-name="P149">1</text:p>
          </table:table-cell>
        </table:table-row>
        <table:table-row>
          <table:table-cell table:style-name="Table2.A1" office:value-type="string">
            <text:p text:style-name="P149">1</text:p>
          </table:table-cell>
          <table:table-cell table:style-name="Table2.A1" office:value-type="string">
            <text:p text:style-name="P149">1</text:p>
          </table:table-cell>
          <table:table-cell table:style-name="Table2.A1" office:value-type="string">
            <text:p text:style-name="P149">1</text:p>
          </table:table-cell>
        </table:table-row>
      </table:table>
      <text:p text:style-name="P147"/>
      <text:p text:style-name="P148">Exclusive OR – XOR</text:p>
      <text:p text:style-name="P148">* either A is 1 or B is 1 then the output is 1 but when both are 1 then output is 0</text:p>
      <text:p text:style-name="P148">* Excluding both:</text:p>
      <text:p text:style-name="P148"/>
      <text:p text:style-name="P150"/>
      <table:table table:name="Table3" table:style-name="Table3">
        <table:table-column table:style-name="Table3.A"/>
        <table:table-column table:style-name="Table3.B"/>
        <table:table-column table:style-name="Table3.C"/>
        <table:table-row>
          <table:table-cell table:style-name="Table3.A1" office:value-type="string">
            <text:p text:style-name="P151">A</text:p>
          </table:table-cell>
          <table:table-cell table:style-name="Table3.A1" office:value-type="string">
            <text:p text:style-name="P151">B</text:p>
          </table:table-cell>
          <table:table-cell table:style-name="Table3.A1" office:value-type="string">
            <text:p text:style-name="P151">A OR B</text:p>
          </table:table-cell>
        </table:table-row>
        <table:table-row>
          <table:table-cell table:style-name="Table3.A1" office:value-type="string">
            <text:p text:style-name="P151">0</text:p>
          </table:table-cell>
          <table:table-cell table:style-name="Table3.A1" office:value-type="string">
            <text:p text:style-name="P151">0</text:p>
          </table:table-cell>
          <table:table-cell table:style-name="Table3.A1" office:value-type="string">
            <text:p text:style-name="P151">0</text:p>
          </table:table-cell>
        </table:table-row>
        <table:table-row>
          <table:table-cell table:style-name="Table3.A1" office:value-type="string">
            <text:p text:style-name="P151">0</text:p>
          </table:table-cell>
          <table:table-cell table:style-name="Table3.A1" office:value-type="string">
            <text:p text:style-name="P151">1</text:p>
          </table:table-cell>
          <table:table-cell table:style-name="Table3.A1" office:value-type="string">
            <text:p text:style-name="P151">1</text:p>
          </table:table-cell>
        </table:table-row>
        <table:table-row>
          <table:table-cell table:style-name="Table3.A1" office:value-type="string">
            <text:p text:style-name="P151">1</text:p>
          </table:table-cell>
          <table:table-cell table:style-name="Table3.A1" office:value-type="string">
            <text:p text:style-name="P151">0</text:p>
          </table:table-cell>
          <table:table-cell table:style-name="Table3.A1" office:value-type="string">
            <text:p text:style-name="P151">1</text:p>
          </table:table-cell>
        </table:table-row>
        <table:table-row>
          <table:table-cell table:style-name="Table3.A1" office:value-type="string">
            <text:p text:style-name="P151">1</text:p>
          </table:table-cell>
          <table:table-cell table:style-name="Table3.A1" office:value-type="string">
            <text:p text:style-name="P151">1</text:p>
          </table:table-cell>
          <table:table-cell table:style-name="Table3.A1" office:value-type="string">
            <text:p text:style-name="P163">0</text:p>
          </table:table-cell>
        </table:table-row>
      </table:table>
      <text:p text:style-name="P152"/>
      <text:p text:style-name="P152">* <text:span text:style-name="T54">bitwise XOR (^) is binary operator. It takes two numbers and performs bitwise XOR.</text:span></text:p>
      <text:p text:style-name="P152">* <text:span text:style-name="T54">result of XOR is 1 when two bits are different otherwise the result is 0.</text:span></text:p>
      <text:p text:style-name="P135"><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a</text:span> <text:span text:style-name="T49">=</text:span> <text:span text:style-name="T50">4</text:span>, <text:span text:style-name="T48">b</text:span> <text:span text:style-name="T49">=</text:span> <text:span text:style-name="T50">3</text:span>;</text:p>
      <text:p text:style-name="P133"><text:span text:style-name="T48">a</text:span> <text:span text:style-name="T49">=</text:span> <text:span text:style-name="T48">a</text:span> <text:span text:style-name="T49">^</text:span> <text:span text:style-name="T48">b</text:span>;</text:p>
      <text:p text:style-name="P133"><text:span text:style-name="T48">b</text:span> <text:span text:style-name="T49">=</text:span> <text:span text:style-name="T48">a</text:span> <text:span text:style-name="T49">^</text:span> <text:span text:style-name="T48">b</text:span>;</text:p>
      <text:p text:style-name="P133"><text:span text:style-name="T48">a</text:span> <text:span text:style-name="T49">=</text:span> <text:span text:style-name="T48">a</text:span> <text:span text:style-name="T49">^</text:span> <text:span text:style-name="T48">b</text:span>;</text:p>
      <text:p text:style-name="P143"/>
      <text:p text:style-name="P133"><text:span text:style-name="T47">printf</text:span>(<text:span text:style-name="T45">"after XOR, a = </text:span><text:span text:style-name="T48">%d</text:span><text:span text:style-name="T45"> and b = </text:span><text:span text:style-name="T48">%d</text:span><text:span text:style-name="T55">\n</text:span><text:span text:style-name="T45">"</text:span>, <text:span text:style-name="T48">a</text:span>,<text:span text:style-name="T48">b</text:span>);</text:p>
      <text:p text:style-name="P133"><text:span text:style-name="T43">return</text:span> <text:span text:style-name="T50">0</text:span>;</text:p>
      <text:p text:style-name="P133">}</text:p>
      <text:p text:style-name="P152"/>
      <text:p text:style-name="P95"/>
      <text:p text:style-name="P96">030 – Assignment Operators in C:</text:p>
      <text:p text:style-name="P153"/>
      <text:p text:style-name="P154">Values to a variable can be assigned using assignment operator.</text:p>
      <text:p text:style-name="P154">Requires two values – L-value and R-value</text:p>
      <text:p text:style-name="P154">the operator copies R-Value to L-value.</text:p>
      <text:p text:style-name="P154">Var = 5;</text:p>
      <text:p text:style-name="P154"/>
      <text:p text:style-name="P155">Shorthand assignment operators:</text:p>
      <text:p text:style-name="P155"/>
      <text:p text:style-name="P155">+= <text:tab/>first addition then assignment.</text:p>
      <text:p text:style-name="P155">-= <text:tab/>first subtraction then assignment.</text:p>
      <text:p text:style-name="P155">*= <text:tab/>first multiplication then assignment.</text:p>
      <text:p text:style-name="P155">/= <text:tab/>first division then assignment.</text:p>
      <text:p text:style-name="P155"/>
      <text:p text:style-name="P155">Example: <text:tab/>a += 1 is equivalent to a = a + 1</text:p>
      <text:p text:style-name="P156">similar concept for other shorthand assignment operators as well:</text:p>
      <text:p text:style-name="P156">%<text:span text:style-name="T56">= <text:tab/>first modulus then assignment</text:span></text:p>
      <text:p text:style-name="P156">&lt;&lt;<text:span text:style-name="T56">= <text:tab/>first bitwise left shift then assignment</text:span></text:p>
      <text:p text:style-name="P156">&gt;&gt;<text:span text:style-name="T56">=<text:tab/>first bitwise right shift then assignment</text:span></text:p>
      <text:p text:style-name="P157">&amp;= <text:tab/>first bitwise AND then assignment</text:p>
      <text:p text:style-name="P157">|=<text:tab/>first bitwise OR then assignment</text:p>
      <text:p text:style-name="P157">^=<text:tab/>first bitwise XOR then assignment</text:p>
      <text:p text:style-name="P157"/>
      <text:p text:style-name="P136"><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char</text:span> <text:span text:style-name="T48">a</text:span> <text:span text:style-name="T49">=</text:span> <text:span text:style-name="T50">7</text:span>;</text:p>
      <text:p text:style-name="P133"><text:span text:style-name="T48">a</text:span> <text:span text:style-name="T49">^=</text:span> <text:span text:style-name="T50">5</text:span>;</text:p>
      <text:p text:style-name="P133"><text:span text:style-name="T47">printf</text:span>(<text:span text:style-name="T45">"</text:span><text:span text:style-name="T48">%d</text:span><text:span text:style-name="T55">\n</text:span><text:span text:style-name="T45">"</text:span>, <text:span text:style-name="T47">printf</text:span>(<text:span text:style-name="T45">"</text:span><text:span text:style-name="T48">%d</text:span><text:span text:style-name="T55">\n</text:span><text:span text:style-name="T45">"</text:span>, <text:span text:style-name="T48">a</text:span><text:span text:style-name="T49">+=</text:span><text:span text:style-name="T50">3</text:span>));</text:p>
      <text:p text:style-name="P133"><text:span text:style-name="T43">return</text:span> <text:span text:style-name="T50">0</text:span>;</text:p>
      <text:p text:style-name="P133">}</text:p>
      <text:p text:style-name="P157"/>
      <text:p text:style-name="P97"/>
      <text:p text:style-name="P98">031 – Conditional Operator in C:</text:p>
      <text:p text:style-name="P158">? :</text:p>
      <text:p text:style-name="P159">char result;<text:tab/><text:tab/><text:tab/><text:tab/><text:tab/><text:span text:style-name="T57">char result;</text:span></text:p>
      <text:p text:style-name="P159">int marks;<text:tab/><text:tab/><text:tab/><text:tab/><text:tab/><text:span text:style-name="T57">int marks;</text:span></text:p>
      <text:p text:style-name="P159"><text:tab/><text:tab/><text:tab/></text:p>
      <text:p text:style-name="P159">if (marks &gt; 33)<text:tab/><text:tab/><text:tab/><text:tab/><text:span text:style-name="T57">result = (marks &gt; 33) ? “p” : “f”;</text:span></text:p>
      <text:p text:style-name="P159">{</text:p>
      <text:p text:style-name="P159"><text:tab/>result = “p”;</text:p>
      <text:p text:style-name="P159">}</text:p>
      <text:p text:style-name="P159">else</text:p>
      <text:p text:style-name="P159">{</text:p>
      <text:p text:style-name="P159"><text:tab/>result = “f”</text:p>
      <text:p text:style-name="P159">}</text:p>
      <text:p text:style-name="P159"/>
      <text:p text:style-name="P160">--------------------------------------------------------------------------------------------- </text:p>
      <text:p text:style-name="P161">result = (marks &gt; 33) ? “p” : “f”;</text:p>
      <text:p text:style-name="P161">(marks &gt; 33) is a boolean expression, therefore it will return either TRUE or FALSE.</text:p>
      <text:p text:style-name="P161">(marks &gt; 33) ? “p” : “f”; is a conditional expression, which is after all an expression, therefore it is an r-value and result is l-value.</text:p>
      <text:p text:style-name="P161"/>
      <text:p text:style-name="P161">* <text:span text:style-name="T58">Conditional operator is the only ternary operator available in the list of operators in C language.</text:span></text:p>
      <text:p text:style-name="P161">* <text:span text:style-name="T58">As in [Expression 1 ? Expression 2 : Expression 3], expression1 is the boolean expression. If we simply write 0 instead of some boolean expression than that simply means FALSE and therefore expression3 will get evaluated.</text:span></text:p>
      <text:p text:style-name="P161"/>
      <text:p text:style-name="P162">Example:</text:p>
      <text:p text:style-name="P162">int result;</text:p>
      <text:p text:style-name="P162">result = 0 ? 2 : 1</text:p>
      <text:p text:style-name="P162"/>
      <text:p text:style-name="P137"><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var</text:span> <text:span text:style-name="T49">=</text:span> <text:span text:style-name="T50">75</text:span>;</text:p>
      <text:p text:style-name="P133"><text:span text:style-name="T44">int</text:span> <text:span text:style-name="T48">var2</text:span> <text:span text:style-name="T49">=</text:span> <text:span text:style-name="T50">56</text:span>;</text:p>
      <text:p text:style-name="P133"><text:span text:style-name="T44">int</text:span> <text:span text:style-name="T48">num</text:span>;</text:p>
      <text:p text:style-name="P143"/>
      <text:p text:style-name="P133"><text:span text:style-name="T48">num</text:span> <text:span text:style-name="T49">=</text:span> <text:span text:style-name="T44">sizeof</text:span>(<text:span text:style-name="T48">var</text:span>) <text:span text:style-name="T49">?</text:span> (<text:span text:style-name="T48">var2</text:span> <text:span text:style-name="T49">&gt;</text:span> <text:span text:style-name="T50">23</text:span> <text:span text:style-name="T49">?</text:span> ((<text:span text:style-name="T48">var</text:span> <text:span text:style-name="T49">==</text:span> <text:span text:style-name="T50">75</text:span>) <text:span text:style-name="T49">?</text:span> <text:span text:style-name="T45">'A'</text:span> <text:span text:style-name="T49">:</text:span> <text:span text:style-name="T50">0</text:span>) <text:span text:style-name="T49">:</text:span> <text:span text:style-name="T50">0</text:span>) <text:span text:style-name="T49">:</text:span> <text:span text:style-name="T50">0</text:span>;</text:p>
      <text:p text:style-name="P143"/>
      <text:p text:style-name="P133"><text:span text:style-name="T47">printf</text:span>(<text:span text:style-name="T45">"</text:span><text:span text:style-name="T48">%d</text:span><text:span text:style-name="T55">\n</text:span><text:span text:style-name="T45">"</text:span>, <text:span text:style-name="T48">num</text:span>);</text:p>
      <text:p text:style-name="P133"><text:span text:style-name="T43">return</text:span> <text:span text:style-name="T50">0</text:span>;</text:p>
      <text:p text:style-name="P133">}</text:p>
      <text:p text:style-name="P162"/>
      <text:p text:style-name="P162"/>
      <text:p text:style-name="P99">032.Comma operator in C:</text:p>
      <text:p text:style-name="P164">1. comma operator can be used as a “separator”.</text:p>
      <text:p text:style-name="P164">Example:</text:p>
      <text:p text:style-name="P164">int a = 3, b=4, c=8; //multiple definition in a single line.</text:p>
      <text:p text:style-name="P164"/>
      <text:p text:style-name="P165">2. comma operator can be used as an “operator”.</text:p>
      <text:p text:style-name="P166">int a = (3,4,8);</text:p>
      <text:p text:style-name="P166">printf(“%d”, a); //<text:span text:style-name="T59">output: 8</text:span></text:p>
      <text:p text:style-name="P166"/>
      <text:p text:style-name="P166">Comma operator returns the <text:span text:style-name="T26">rightmost</text:span> operand in the expression and i<text:span text:style-name="T33">t simply evaluates the rest of the operands</text:span> and finally rejects them.</text:p>
      <text:p text:style-name="P166"/>
      <text:p text:style-name="P167">Example: </text:p>
      <text:p text:style-name="P167">int var = (printf(“%s\n”, “HELLO!”), 5);</text:p>
      <text:p text:style-name="P167">printf(“%d”, var);</text:p>
      <text:p text:style-name="P167"/>
      <text:p text:style-name="P168">Output:<text:tab/>HELLO!</text:p>
      <text:p text:style-name="P168"><text:tab/><text:tab/>5</text:p>
      <text:p text:style-name="P138"><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var</text:span> <text:span text:style-name="T49">=</text:span> (<text:span text:style-name="T47">printf</text:span>(<text:span text:style-name="T45">"</text:span><text:span text:style-name="T48">%s</text:span><text:span text:style-name="T55">\n</text:span><text:span text:style-name="T45">"</text:span>, <text:span text:style-name="T45">"HELLO!"</text:span>), <text:span text:style-name="T50">5</text:span>);</text:p>
      <text:p text:style-name="P133"><text:span text:style-name="T47">printf</text:span>(<text:span text:style-name="T45">"</text:span><text:span text:style-name="T48">%d</text:span><text:span text:style-name="T55">\n</text:span><text:span text:style-name="T45">"</text:span>, <text:span text:style-name="T48">var</text:span>);</text:p>
      <text:p text:style-name="P133"><text:span text:style-name="T43">return</text:span> <text:span text:style-name="T50">0</text:span>;</text:p>
      <text:p text:style-name="P133">}</text:p>
      <text:p text:style-name="P168"/>
      <text:p text:style-name="P169">3. comma operator is having least precedence among all the operators available in C language.</text:p>
      <text:p text:style-name="P169"/>
      <text:p text:style-name="P169">Example 1:</text:p>
      <text:p text:style-name="P169">int a = 3, 4, 8;</text:p>
      <text:p text:style-name="P169">printf(“%d”, a) // output : 3</text:p>
      <text:p text:style-name="P169"/>
      <text:p text:style-name="P169">int a;</text:p>
      <text:p text:style-name="P169">(a = 3), 4, 8;</text:p>
      <text:p text:style-name="P169">printf(“%d”, a);<text:tab/>//output: 3</text:p>
      <text:p text:style-name="P169"/>
      <text:p text:style-name="P170">Comma operator acts like a separator within function calls and definitions, variable declarations and enum declarations.</text:p>
      <text:p text:style-name="P170"/>
      <text:p text:style-name="P139"><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var</text:span>;</text:p>
      <text:p text:style-name="P133"><text:span text:style-name="T44">int</text:span> <text:span text:style-name="T48">num</text:span>;</text:p>
      <text:p text:style-name="P143"/>
      <text:p text:style-name="P133"><text:span text:style-name="T48">num</text:span> <text:span text:style-name="T49">=</text:span> (<text:span text:style-name="T48">var</text:span> <text:span text:style-name="T49">=</text:span> <text:span text:style-name="T50">15</text:span>, <text:span text:style-name="T48">var</text:span> <text:span text:style-name="T49">+</text:span> <text:span text:style-name="T50">35</text:span>);</text:p>
      <text:p text:style-name="P133"><text:span text:style-name="T47">printf</text:span>(<text:span text:style-name="T45">"</text:span><text:span text:style-name="T48">%d</text:span><text:span text:style-name="T55">\n</text:span><text:span text:style-name="T45">"</text:span>, <text:span text:style-name="T48">num</text:span>);<text:tab/>// <text:span text:style-name="T60">will print 50.</text:span></text:p>
      <text:p text:style-name="P133"><text:span text:style-name="T43">return</text:span> <text:span text:style-name="T50">0</text:span>;</text:p>
      <text:p text:style-name="P133">}</text:p>
      <text:p text:style-name="P170"/>
      <text:p text:style-name="P100">033. Precedence and associativity of operators:</text:p>
      <text:p text:style-name="P171"/>
      <text:p text:style-name="P172"># Precedence of operators:</text:p>
      <text:p text:style-name="P172">* Precedence of operators come into picture when in an expression we need to decide which operator will be evaluated first.</text:p>
      <text:p text:style-name="P172">* operator with higher precedence will be evaluated first.</text:p>
      <text:p text:style-name="P172">Example: 2 + 3 * 5 → 17</text:p>
      <text:p text:style-name="P172"/>
      <text:p text:style-name="P172"># Associativity of operators:</text:p>
      <text:p text:style-name="P172">* Associativity of operators came into picture when precedence of operators are same and we need to decide which operator will be evaluated first.</text:p>
      <text:p text:style-name="P172"/>
      <text:p text:style-name="P172">Example: <text:tab/>10 / 2 * 5</text:p>
      <text:p text:style-name="P172">- left to right: (10/2)*5 = 25</text:p>
      <text:p text:style-name="P172">- right to left: 10 / (2 * 5) = 1</text:p>
      <text:p text:style-name="P172"/>
      <table:table table:name="Table4" table:style-name="Table4">
        <table:table-column table:style-name="Table4.A"/>
        <table:table-column table:style-name="Table4.B"/>
        <table:table-column table:style-name="Table4.C"/>
        <table:table-row>
          <table:table-cell table:style-name="Table4.A1" office:value-type="string">
            <text:p text:style-name="P174">Category</text:p>
          </table:table-cell>
          <table:table-cell table:style-name="Table4.A1" office:value-type="string">
            <text:p text:style-name="P174">Operators</text:p>
          </table:table-cell>
          <table:table-cell table:style-name="Table4.A1" office:value-type="string">
            <text:p text:style-name="P174">Associativity</text:p>
          </table:table-cell>
        </table:table-row>
        <table:table-row>
          <table:table-cell table:style-name="Table4.A1" office:value-type="string">
            <text:p text:style-name="P174">Parenthesis/brackets</text:p>
          </table:table-cell>
          <table:table-cell table:style-name="Table4.A1" office:value-type="string">
            <text:p text:style-name="P174">() [] -&gt; . <text:span text:style-name="T33">++ -- </text:span><text:span text:style-name="T34">post fix</text:span></text:p>
          </table:table-cell>
          <table:table-cell table:style-name="Table4.A1" office:value-type="string">
            <text:p text:style-name="P174">Left to right</text:p>
          </table:table-cell>
        </table:table-row>
        <table:table-row>
          <table:table-cell table:style-name="Table4.A1" office:value-type="string">
            <text:p text:style-name="P174">Unary</text:p>
          </table:table-cell>
          <table:table-cell table:style-name="Table4.A1" office:value-type="string">
            <text:p text:style-name="Table_20_Contents">! <text:span text:style-name="T61">~ </text:span><text:span text:style-name="T27">++ -- </text:span><text:span text:style-name="T28">prefix</text:span><text:span text:style-name="T61"> + - * &amp; (type) sizeof</text:span></text:p>
          </table:table-cell>
          <table:table-cell table:style-name="Table4.A1" office:value-type="string">
            <text:p text:style-name="P174">Right to left</text:p>
          </table:table-cell>
        </table:table-row>
        <table:table-row>
          <table:table-cell table:style-name="Table4.A1" office:value-type="string">
            <text:p text:style-name="P174">Multiplicative</text:p>
          </table:table-cell>
          <table:table-cell table:style-name="Table4.A1" office:value-type="string">
            <text:p text:style-name="Table_20_Contents">* / %</text:p>
          </table:table-cell>
          <table:table-cell table:style-name="Table4.A1" office:value-type="string">
            <text:p text:style-name="P174">Left to right</text:p>
          </table:table-cell>
        </table:table-row>
        <table:table-row>
          <table:table-cell table:style-name="Table4.A1" office:value-type="string">
            <text:p text:style-name="P174">Additive</text:p>
          </table:table-cell>
          <table:table-cell table:style-name="Table4.A1" office:value-type="string">
            <text:p text:style-name="P174">+ -</text:p>
          </table:table-cell>
          <table:table-cell table:style-name="Table4.A1" office:value-type="string">
            <text:p text:style-name="P105">Left to right</text:p>
          </table:table-cell>
        </table:table-row>
        <table:table-row>
          <table:table-cell table:style-name="Table4.A1" office:value-type="string">
            <text:p text:style-name="P174">Bitwise shift</text:p>
          </table:table-cell>
          <table:table-cell table:style-name="Table4.A1" office:value-type="string">
            <text:p text:style-name="Table_20_Contents">&lt;&lt; &gt;&gt;</text:p>
          </table:table-cell>
          <table:table-cell table:style-name="Table4.A1" office:value-type="string">
            <text:p text:style-name="P174">Left to right</text:p>
          </table:table-cell>
        </table:table-row>
        <table:table-row>
          <table:table-cell table:style-name="Table4.A1" office:value-type="string">
            <text:p text:style-name="P174">Relational</text:p>
          </table:table-cell>
          <table:table-cell table:style-name="Table4.A1" office:value-type="string">
            <text:p text:style-name="Table_20_Contents">&lt; &lt;<text:span text:style-name="T61">= &gt; &gt;=</text:span></text:p>
          </table:table-cell>
          <table:table-cell table:style-name="Table4.A1" office:value-type="string">
            <text:p text:style-name="P174">Left to right</text:p>
          </table:table-cell>
        </table:table-row>
        <table:table-row>
          <table:table-cell table:style-name="Table4.A1" office:value-type="string">
            <text:p text:style-name="P174">Equality</text:p>
          </table:table-cell>
          <table:table-cell table:style-name="Table4.A1" office:value-type="string">
            <text:p text:style-name="P175">“==” “!=”</text:p>
          </table:table-cell>
          <table:table-cell table:style-name="Table4.A1" office:value-type="string">
            <text:p text:style-name="P174">Left to right</text:p>
          </table:table-cell>
        </table:table-row>
        <table:table-row>
          <table:table-cell table:style-name="Table4.A1" office:value-type="string">
            <text:p text:style-name="P174">Bitwise AND</text:p>
          </table:table-cell>
          <table:table-cell table:style-name="Table4.A1" office:value-type="string">
            <text:p text:style-name="P174">&amp;</text:p>
          </table:table-cell>
          <table:table-cell table:style-name="Table4.A1" office:value-type="string">
            <text:p text:style-name="P174">Left to right</text:p>
          </table:table-cell>
        </table:table-row>
        <table:table-row>
          <table:table-cell table:style-name="Table4.A1" office:value-type="string">
            <text:p text:style-name="P174">Bitwise XOR</text:p>
          </table:table-cell>
          <table:table-cell table:style-name="Table4.A1" office:value-type="string">
            <text:p text:style-name="P174">^</text:p>
          </table:table-cell>
          <table:table-cell table:style-name="Table4.A1" office:value-type="string">
            <text:p text:style-name="P174">Left to right</text:p>
          </table:table-cell>
        </table:table-row>
        <table:table-row>
          <table:table-cell table:style-name="Table4.A1" office:value-type="string">
            <text:p text:style-name="P186">Bitwise OR</text:p>
          </table:table-cell>
          <table:table-cell table:style-name="Table4.A1" office:value-type="string">
            <text:p text:style-name="P186">|</text:p>
          </table:table-cell>
          <table:table-cell table:style-name="Table4.A1" office:value-type="string">
            <text:p text:style-name="P176">Left to right</text:p>
          </table:table-cell>
        </table:table-row>
        <table:table-row>
          <table:table-cell table:style-name="Table4.A1" office:value-type="string">
            <text:p text:style-name="P186">Logical AND</text:p>
          </table:table-cell>
          <table:table-cell table:style-name="Table4.A1" office:value-type="string">
            <text:p text:style-name="P186">&amp;&amp;</text:p>
          </table:table-cell>
          <table:table-cell table:style-name="Table4.A1" office:value-type="string">
            <text:p text:style-name="P176">Left to right</text:p>
          </table:table-cell>
        </table:table-row>
        <table:table-row>
          <table:table-cell table:style-name="Table4.A1" office:value-type="string">
            <text:p text:style-name="P186">Logical OR</text:p>
          </table:table-cell>
          <table:table-cell table:style-name="Table4.A1" office:value-type="string">
            <text:p text:style-name="P186">||</text:p>
          </table:table-cell>
          <table:table-cell table:style-name="Table4.A1" office:value-type="string">
            <text:p text:style-name="P176">Left to right</text:p>
          </table:table-cell>
        </table:table-row>
        <table:table-row>
          <table:table-cell table:style-name="Table4.A1" office:value-type="string">
            <text:p text:style-name="P186">Conditional</text:p>
          </table:table-cell>
          <table:table-cell table:style-name="Table4.A1" office:value-type="string">
            <text:p text:style-name="P174">? :</text:p>
          </table:table-cell>
          <table:table-cell table:style-name="Table4.A1" office:value-type="string">
            <text:p text:style-name="P186">Right to left</text:p>
          </table:table-cell>
        </table:table-row>
        <table:table-row>
          <table:table-cell table:style-name="Table4.A1" office:value-type="string">
            <text:p text:style-name="P186">Assignment</text:p>
          </table:table-cell>
          <table:table-cell table:style-name="Table4.A1" office:value-type="string">
            <text:p text:style-name="P185">“=” “+=” “-=” “*=” “/=” <text:s/>“%=” “&amp;=” <text:s/>“^=” <text:s/>“|=” “&lt;&lt;=” “&gt;&gt;=”</text:p>
          </table:table-cell>
          <table:table-cell table:style-name="Table4.A1" office:value-type="string">
            <text:p text:style-name="P186">Right to left</text:p>
          </table:table-cell>
        </table:table-row>
        <table:table-row>
          <table:table-cell table:style-name="Table4.A1" office:value-type="string">
            <text:p text:style-name="P186">Comma</text:p>
          </table:table-cell>
          <table:table-cell table:style-name="Table4.A1" office:value-type="string">
            <text:p text:style-name="P185">,</text:p>
          </table:table-cell>
          <table:table-cell table:style-name="Table4.A1" office:value-type="string">
            <text:p text:style-name="P186">Left to right</text:p>
          </table:table-cell>
        </table:table-row>
      </table:table>
      <text:p text:style-name="P172"/>
      <text:p text:style-name="P173">() - parenthesis in function calls.</text:p>
      <text:p text:style-name="P173">Example:<text:tab/>int var =fun();</text:p>
      <text:p text:style-name="P173">= operator is having less precedence as compared to () therefore, () belongs to fun and fun will be treated as a function.</text:p>
      <text:p text:style-name="P173"/>
      <text:p text:style-name="P177">Member Access operators (-&gt; .)</text:p>
      <text:p text:style-name="P177">- they are used to access members of structures.</text:p>
      <text:p text:style-name="P177"/>
      <text:p text:style-name="P177">Postfix Increment / Decrement (++, --)</text:p>
      <text:p text:style-name="P177">precedence of postfix increment / decrement operator is greater than prefix increment / decrement.</text:p>
      <text:p text:style-name="P177">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177"/>
      <text:p text:style-name="P177">* <text:span text:style-name="T62">Associativity can only help if there are two or more operators of same precedence and not when there is just one operator.</text:span></text:p>
      <text:p text:style-name="P177"/>
      <text:p text:style-name="P177"/>
      <text:p text:style-name="P140"><text:soft-page-break/><text:span text:style-name="T43">#include</text:span><text:span text:style-name="T44"> </text:span><text:span text:style-name="T45">&lt;stdio.h&gt;</text:span></text:p>
      <text:p text:style-name="P133"><text:span text:style-name="T44">int</text:span> <text:span text:style-name="T47">fun1</text:span>();</text:p>
      <text:p text:style-name="P133"><text:span text:style-name="T44">int</text:span> <text:span text:style-name="T47">fun2</text:span>();</text:p>
      <text:p text:style-name="P133"><text:span text:style-name="T44">int</text:span> <text:span text:style-name="T47">main</text:span>(){</text:p>
      <text:p text:style-name="P133"><text:span text:style-name="T44">int</text:span> <text:span text:style-name="T48">a</text:span>;</text:p>
      <text:p text:style-name="P133"><text:span text:style-name="T48">a</text:span> <text:span text:style-name="T49">=</text:span> <text:span text:style-name="T47">fun1</text:span>() <text:span text:style-name="T49">+</text:span> <text:span text:style-name="T47">fun2</text:span>();</text:p>
      <text:p text:style-name="P133"><text:span text:style-name="T47">printf</text:span>(<text:span text:style-name="T45">"</text:span><text:span text:style-name="T48">%d</text:span><text:span text:style-name="T55">\n</text:span><text:span text:style-name="T45">"</text:span>, <text:span text:style-name="T48">a</text:span>);</text:p>
      <text:p text:style-name="P133"><text:span text:style-name="T43">return</text:span> <text:span text:style-name="T50">0</text:span>;</text:p>
      <text:p text:style-name="P133">}</text:p>
      <text:p text:style-name="P133"><text:span text:style-name="T44">int</text:span> <text:span text:style-name="T47">fun1</text:span>()</text:p>
      <text:p text:style-name="P133">{</text:p>
      <text:p text:style-name="P133"><text:span text:style-name="T47">printf</text:span>(<text:span text:style-name="T45">"Hello"</text:span>);</text:p>
      <text:p text:style-name="P133"><text:span text:style-name="T43">return</text:span> <text:span text:style-name="T50">1</text:span>;</text:p>
      <text:p text:style-name="P133">}</text:p>
      <text:p text:style-name="P133"><text:span text:style-name="T44">int</text:span> <text:span text:style-name="T47">fun2</text:span>()</text:p>
      <text:p text:style-name="P133">{</text:p>
      <text:p text:style-name="P133"><text:span text:style-name="T47">printf</text:span>(<text:span text:style-name="T45">"World!</text:span><text:span text:style-name="T55">\n</text:span><text:span text:style-name="T45">"</text:span>);</text:p>
      <text:p text:style-name="P133"><text:span text:style-name="T43">return</text:span> <text:span text:style-name="T50">1</text:span>;</text:p>
      <text:p text:style-name="P133">}</text:p>
      <text:p text:style-name="P177"/>
      <text:p text:style-name="P178"># it is not defined whether fun1() will be called first or whether fun2() will be called. Behaviour is undefined and output is compiler dependent.</text:p>
      <text:p text:style-name="P178"/>
      <text:p text:style-name="P179">Note: Here Associativity will not come into picture as we have just one operator and which function will be called first is undefined. Associativity will only work when we have more than one operators of same precedence.</text:p>
      <text:p text:style-name="P179"/>
      <text:p text:style-name="P101">034. Operators in C:</text:p>
      <text:p text:style-name="P141"><text:span text:style-name="T43">#include</text:span><text:span text:style-name="T44"> </text:span><text:span text:style-name="T45">&lt;stdio.h&gt;</text:span></text:p>
      <text:p text:style-name="P143"/>
      <text:p text:style-name="P133"><text:span text:style-name="T44">int</text:span> <text:span text:style-name="T47">main</text:span>()</text:p>
      <text:p text:style-name="P133">{</text:p>
      <text:p text:style-name="P133"><text:span text:style-name="T44">int</text:span> <text:span text:style-name="T48">i</text:span> <text:span text:style-name="T49">=</text:span> <text:span text:style-name="T50">5</text:span>;</text:p>
      <text:p text:style-name="P133"><text:span text:style-name="T44">int</text:span> <text:span text:style-name="T48">var</text:span> <text:span text:style-name="T49">=</text:span> <text:span text:style-name="T44">sizeof</text:span>(<text:span text:style-name="T48">i</text:span><text:span text:style-name="T49">++</text:span>);</text:p>
      <text:p text:style-name="P133"><text:span text:style-name="T47">printf</text:span>(<text:span text:style-name="T45">"</text:span><text:span text:style-name="T48">%d</text:span><text:span text:style-name="T45"> </text:span><text:span text:style-name="T48">%d</text:span><text:span text:style-name="T45">"</text:span>, <text:span text:style-name="T48">i</text:span>, <text:span text:style-name="T48">var</text:span>);<text:tab/>// <text:span text:style-name="T63">5 4</text:span></text:p>
      <text:p text:style-name="P133"><text:span text:style-name="T43">return</text:span> <text:span text:style-name="T50">0</text:span>;</text:p>
      <text:p text:style-name="P133">}</text:p>
      <text:p text:style-name="P179"/>
      <text:p text:style-name="P180">According to C99 standard:</text:p>
      <text:p text:style-name="P181">the sizeof operator yields the size (in bytes) of its operand, which may be an expression or a parenthesized name of a type. The size is determined from the type of the operand.</text:p>
      <text:p text:style-name="P181">if the type of the operand is a variable length array type, then the operand is evaluated; otherwise, the operand is not evaluated and the result is an integer constant.</text:p>
      <text:p text:style-name="P181"/>
      <text:p text:style-name="P181"/>
      <text:p text:style-name="P182">035_operators in C:</text:p>
      <text:p text:style-name="P142"><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a</text:span> <text:span text:style-name="T49">=</text:span> <text:span text:style-name="T50">1</text:span>;</text:p>
      <text:p text:style-name="P133"><text:span text:style-name="T44">int</text:span> <text:span text:style-name="T48">b</text:span> <text:span text:style-name="T49">=</text:span> <text:span text:style-name="T50">1</text:span>;</text:p>
      <text:p text:style-name="P133"><text:span text:style-name="T44">int</text:span> <text:span text:style-name="T48">c</text:span> <text:span text:style-name="T49">=</text:span> <text:span text:style-name="T49">++</text:span><text:span text:style-name="T48">a</text:span> <text:span text:style-name="T49">||</text:span> <text:span text:style-name="T48">b</text:span><text:span text:style-name="T49">++</text:span>;<text:tab/> //<text:span text:style-name="T64">because of short circuit, b++ will never get excuted.</text:span></text:p>
      <text:p text:style-name="P133"><text:span text:style-name="T44">int</text:span> <text:span text:style-name="T48">d</text:span> <text:span text:style-name="T49">=</text:span> <text:span text:style-name="T48">b</text:span><text:span text:style-name="T49">--</text:span> <text:span text:style-name="T49">&amp;&amp;</text:span> <text:span text:style-name="T49">--</text:span><text:span text:style-name="T48">a</text:span>;</text:p>
      <text:p text:style-name="P143"/>
      <text:p text:style-name="P133"><text:span text:style-name="T47">printf</text:span>(<text:span text:style-name="T45">"</text:span><text:span text:style-name="T48">%d</text:span><text:span text:style-name="T45"> </text:span><text:span text:style-name="T48">%d</text:span><text:span text:style-name="T45"> </text:span><text:span text:style-name="T48">%d</text:span><text:span text:style-name="T45"> </text:span><text:span text:style-name="T48">%d</text:span><text:span text:style-name="T45">"</text:span> ,<text:span text:style-name="T48">d</text:span>,<text:span text:style-name="T48">c</text:span>,<text:span text:style-name="T48">b</text:span>,<text:span text:style-name="T48">a</text:span>);<text:span text:style-name="T51"> // 1101</text:span></text:p>
      <text:p text:style-name="P133"><text:span text:style-name="T43">return</text:span> <text:span text:style-name="T50">0</text:span>;</text:p>
      <text:p text:style-name="P133">}</text:p>
      <text:p text:style-name="P183"/>
      <text:p text:style-name="P184"><text:span text:style-name="T65">038</text:span>. conditionals: <text:span text:style-name="T65">switch:</text:span></text:p>
      <text:p text:style-name="P184"/>
      <text:p text:style-name="P187">switch is a great replacement to long else if constructs.</text:p>
      <text:p text:style-name="P187"/>
      <text:p text:style-name="P187">Example:</text:p>
      <text:p text:style-name="P187"/>
      <text:p text:style-name="P190"><text:span text:style-name="T43">#include</text:span><text:span text:style-name="T44"> </text:span><text:span text:style-name="T45">&lt;stdio.h&gt;<text:tab/><text:tab/>// </text:span><text:span text:style-name="T46">using if-else</text:span></text:p>
      <text:p text:style-name="P143"/>
      <text:p text:style-name="P133"><text:span text:style-name="T44">int</text:span> <text:span text:style-name="T47">main</text:span>(){</text:p>
      <text:p text:style-name="P133"><text:span text:style-name="T44">int</text:span> x <text:span text:style-name="T49">=</text:span> <text:span text:style-name="T50">2</text:span>;</text:p>
      <text:p text:style-name="P143"/>
      <text:p text:style-name="P133"><text:span text:style-name="T43">if</text:span> (x <text:span text:style-name="T49">==</text:span> <text:span text:style-name="T50">1</text:span>)</text:p>
      <text:p text:style-name="P133"><text:span text:style-name="T47">printf</text:span>(<text:span text:style-name="T45">"x is 1"</text:span>);</text:p>
      <text:p text:style-name="P133"><text:span text:style-name="T43">else</text:span> <text:span text:style-name="T43">if</text:span>(x <text:span text:style-name="T49">==</text:span> <text:span text:style-name="T50">2</text:span> )</text:p>
      <text:p text:style-name="P133"><text:span text:style-name="T47">printf</text:span>(<text:span text:style-name="T45">"x is 2"</text:span>);</text:p>
      <text:p text:style-name="P133"><text:span text:style-name="T43">else</text:span> <text:span text:style-name="T43">if</text:span>(x <text:span text:style-name="T49">==</text:span> <text:span text:style-name="T50">3</text:span>)</text:p>
      <text:p text:style-name="P133"><text:span text:style-name="T47">printf</text:span>(<text:span text:style-name="T45">"x is 3"</text:span>);</text:p>
      <text:p text:style-name="P196">else</text:p>
      <text:p text:style-name="P133"><text:span text:style-name="T47">printf</text:span>(<text:span text:style-name="T45">"x is another number"</text:span>);</text:p>
      <text:p text:style-name="P133"><text:span text:style-name="T43">return</text:span> <text:span text:style-name="T50">0</text:span>;</text:p>
      <text:p text:style-name="P133">}</text:p>
      <text:p text:style-name="P187"/>
      <text:p text:style-name="P190"><text:span text:style-name="T43">#include</text:span><text:span text:style-name="T44"> </text:span><text:span text:style-name="T45">&lt;stdio.h&gt;<text:tab/></text:span><text:span text:style-name="T46">//using switch</text:span></text:p>
      <text:p text:style-name="P143"/>
      <text:p text:style-name="P133"><text:span text:style-name="T44">int</text:span> <text:span text:style-name="T47">main</text:span>(){</text:p>
      <text:p text:style-name="P133"><text:span text:style-name="T44">int</text:span> <text:span text:style-name="T48">x</text:span> <text:span text:style-name="T49">=</text:span> <text:span text:style-name="T50">2</text:span>;</text:p>
      <text:p text:style-name="P133"><text:span text:style-name="T43">switch</text:span>(<text:span text:style-name="T48">x</text:span>)</text:p>
      <text:p text:style-name="P133">{</text:p>
      <text:p text:style-name="P133"><text:span text:style-name="T43">case</text:span> <text:span text:style-name="T50">1</text:span>: <text:span text:style-name="T47">printf</text:span>(<text:span text:style-name="T45">"x is 1"</text:span>);</text:p>
      <text:p text:style-name="P133"><text:span text:style-name="T43">break</text:span>;</text:p>
      <text:p text:style-name="P133"><text:span text:style-name="T43">case</text:span> <text:span text:style-name="T50">2</text:span>: <text:span text:style-name="T47">printf</text:span>(<text:span text:style-name="T45">"x is 2"</text:span>);</text:p>
      <text:p text:style-name="P133"><text:span text:style-name="T43">break</text:span>;</text:p>
      <text:p text:style-name="P133"><text:span text:style-name="T43">case</text:span> <text:span text:style-name="T50">3</text:span>: <text:span text:style-name="T47">printf</text:span>(<text:span text:style-name="T45">"x is 3"</text:span>);</text:p>
      <text:p text:style-name="P133"><text:span text:style-name="T43">break</text:span>;</text:p>
      <text:p text:style-name="P133"><text:span text:style-name="T43">default</text:span>: (<text:span text:style-name="T45">"x is another number"</text:span>);</text:p>
      <text:p text:style-name="P133"><text:span text:style-name="T43">break</text:span>;</text:p>
      <text:p text:style-name="P133">}</text:p>
      <text:p text:style-name="P133">}</text:p>
      <text:p text:style-name="P198"><text:soft-page-break/># facts related to switch:</text:p>
      <text:p text:style-name="P198">1. you’re not allowed to add duplicate cases.</text:p>
      <text:p text:style-name="P198">2. only those expressions are allowed in switch which results in an integral constant value.</text:p>
      <text:p text:style-name="P191"><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a</text:span> <text:span text:style-name="T49">=</text:span> <text:span text:style-name="T50">1</text:span>, <text:span text:style-name="T48">b</text:span> <text:span text:style-name="T49">=</text:span><text:span text:style-name="T50">2</text:span> , <text:span text:style-name="T48">c</text:span> <text:span text:style-name="T49">=</text:span><text:span text:style-name="T50">3</text:span>;</text:p>
      <text:p text:style-name="P133"><text:span text:style-name="T43">switch</text:span>(<text:span text:style-name="T48">a</text:span><text:span text:style-name="T49">+</text:span><text:span text:style-name="T48">b</text:span><text:span text:style-name="T49">*</text:span><text:span text:style-name="T48">c</text:span>)</text:p>
      <text:p text:style-name="P133">{</text:p>
      <text:p text:style-name="P133"><text:span text:style-name="T43">case</text:span> <text:span text:style-name="T50">1</text:span>: <text:span text:style-name="T47">printf</text:span>(<text:span text:style-name="T45">"Choice 1"</text:span>);</text:p>
      <text:p text:style-name="P133"><text:span text:style-name="T43">break</text:span>;</text:p>
      <text:p text:style-name="P133"><text:span text:style-name="T43">case</text:span> <text:span text:style-name="T50">2</text:span>: <text:span text:style-name="T47">printf</text:span>(<text:span text:style-name="T45">"choice 2"</text:span>);</text:p>
      <text:p text:style-name="P133"><text:span text:style-name="T43">break</text:span>;</text:p>
      <text:p text:style-name="P133"><text:span text:style-name="T43">default</text:span>: <text:span text:style-name="T47">printf</text:span>(<text:span text:style-name="T45">"default"</text:span>);</text:p>
      <text:p text:style-name="P133"><text:span text:style-name="T43">break</text:span>;</text:p>
      <text:p text:style-name="P133">}</text:p>
      <text:p text:style-name="P133"><text:span text:style-name="T43">return</text:span> <text:span text:style-name="T50">0</text:span>;</text:p>
      <text:p text:style-name="P133">}</text:p>
      <text:p text:style-name="P198"/>
      <text:p text:style-name="P199">3.float value is not allowed as a constant value in case label. Only integer constants / constant expressions are allowed in case label.</text:p>
      <text:p text:style-name="P192"><text:span text:style-name="T43">#include</text:span><text:span text:style-name="T44"> </text:span><text:span text:style-name="T45">&lt;stdio.h&gt;</text:span></text:p>
      <text:p text:style-name="P133"><text:span text:style-name="T44">int</text:span> <text:span text:style-name="T47">main</text:span>(){</text:p>
      <text:p text:style-name="P133"><text:span text:style-name="T44">int</text:span> <text:span text:style-name="T48">x</text:span> <text:span text:style-name="T49">=</text:span> <text:span text:style-name="T50">23</text:span>;</text:p>
      <text:p text:style-name="P133"><text:span text:style-name="T43">switch</text:span>(<text:span text:style-name="T48">x</text:span>)</text:p>
      <text:p text:style-name="P133">{</text:p>
      <text:p text:style-name="P133"><text:span text:style-name="T43">case</text:span> <text:span text:style-name="T50">3</text:span><text:span text:style-name="T49">+</text:span><text:span text:style-name="T50">3</text:span>: <text:span text:style-name="T47">printf</text:span>(<text:span text:style-name="T45">"choice 1"</text:span>);</text:p>
      <text:p text:style-name="P133"><text:span text:style-name="T43">break</text:span>;</text:p>
      <text:p text:style-name="P133"><text:span text:style-name="T43">case</text:span> <text:span text:style-name="T50">3</text:span><text:span text:style-name="T49">+</text:span><text:span text:style-name="T50">4</text:span><text:span text:style-name="T49">*</text:span><text:span text:style-name="T50">5</text:span>: <text:span text:style-name="T47">printf</text:span>(<text:span text:style-name="T45">"choice 2"</text:span>);</text:p>
      <text:p text:style-name="P133"><text:span text:style-name="T43">break</text:span>;</text:p>
      <text:p text:style-name="P133"><text:span text:style-name="T43">default</text:span>: <text:span text:style-name="T47">printf</text:span>(<text:span text:style-name="T45">"default"</text:span>);</text:p>
      <text:p text:style-name="P133"><text:span text:style-name="T43">break</text:span>;</text:p>
      <text:p text:style-name="P133">}</text:p>
      <text:p text:style-name="P133"><text:span text:style-name="T43">return</text:span> <text:span text:style-name="T50">0</text:span>;</text:p>
      <text:p text:style-name="P133">}</text:p>
      <text:p text:style-name="P133"/>
      <text:p text:style-name="P200">4. Variable expressions are not allowed in case labels. Although macros are allowed.</text:p>
      <text:p text:style-name="P200"/>
      <text:p text:style-name="P201">5. Default can be placed anywhere inside switch. It will still get evaluated if no match is found.</text:p>
      <text:p text:style-name="P193"><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x</text:span> <text:span text:style-name="T49">=</text:span> <text:span text:style-name="T50">2</text:span>;</text:p>
      <text:p text:style-name="P133"><text:span text:style-name="T43">switch</text:span>(<text:span text:style-name="T48">x</text:span>)</text:p>
      <text:p text:style-name="P133">{</text:p>
      <text:p text:style-name="P133"><text:span text:style-name="T43">default</text:span>: <text:span text:style-name="T47">printf</text:span>(<text:span text:style-name="T45">"default case"</text:span>);</text:p>
      <text:p text:style-name="P133"><text:span text:style-name="T43">break</text:span>;</text:p>
      <text:p text:style-name="P133"><text:span text:style-name="T43">case</text:span> <text:span text:style-name="T50">1</text:span>: <text:span text:style-name="T47">printf</text:span>(<text:span text:style-name="T45">"Number is 1"</text:span>);</text:p>
      <text:p text:style-name="P133"><text:span text:style-name="T43">break</text:span>;</text:p>
      <text:p text:style-name="P133"><text:span text:style-name="T43">case</text:span> <text:span text:style-name="T50">2</text:span>: <text:span text:style-name="T47">printf</text:span>(<text:span text:style-name="T45">"Number is 2"</text:span>);</text:p>
      <text:p text:style-name="P133"><text:span text:style-name="T43">break</text:span>;</text:p>
      <text:p text:style-name="P133">}</text:p>
      <text:p text:style-name="P133"><text:span text:style-name="T43">return</text:span> <text:span text:style-name="T50">0</text:span>;</text:p>
      <text:p text:style-name="P133">}</text:p>
      <text:p text:style-name="P200"/>
      <text:p text:style-name="P203">039. for and while loops:</text:p>
      <text:p text:style-name="P202"/>
      <text:p text:style-name="P205">while loops:</text:p>
      <text:p text:style-name="P205">syntax:</text:p>
      <text:p text:style-name="P205">while(expression)</text:p>
      <text:p text:style-name="P205">{</text:p>
      <text:p text:style-name="P205"><text:tab/>statement1;</text:p>
      <text:p text:style-name="P205"><text:tab/>statement2;</text:p>
      <text:p text:style-name="P205">}</text:p>
      <text:p text:style-name="P205"/>
      <text:p text:style-name="P206">example:</text:p>
      <text:p text:style-name="P206">int i = 3;</text:p>
      <text:p text:style-name="P206">while (i &gt; 0)</text:p>
      <text:p text:style-name="P206">{</text:p>
      <text:p text:style-name="P206"><text:tab/>printf(i);</text:p>
      <text:p text:style-name="P206"><text:tab/>i--;</text:p>
      <text:p text:style-name="P206">}</text:p>
      <text:p text:style-name="P206"/>
      <text:p text:style-name="P194"><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4">int</text:span> <text:span text:style-name="T48">i</text:span> <text:span text:style-name="T49">=</text:span> <text:span text:style-name="T50">3</text:span>;</text:p>
      <text:p text:style-name="P133"><text:span text:style-name="T43">while</text:span> (<text:span text:style-name="T48">i</text:span> <text:span text:style-name="T49">&gt;</text:span> <text:span text:style-name="T50">0</text:span>)</text:p>
      <text:p text:style-name="P133">{</text:p>
      <text:p text:style-name="P133"><text:span text:style-name="T47">printf</text:span>(<text:span text:style-name="T45">"</text:span><text:span text:style-name="T48">%d</text:span><text:span text:style-name="T55">\n</text:span><text:span text:style-name="T45">"</text:span>, <text:span text:style-name="T48">i</text:span>);</text:p>
      <text:p text:style-name="P133"><text:span text:style-name="T48">i</text:span><text:span text:style-name="T49">--</text:span>;</text:p>
      <text:p text:style-name="P133">}</text:p>
      <text:p text:style-name="P133"><text:span text:style-name="T43">return</text:span> <text:span text:style-name="T50">0</text:span>;</text:p>
      <text:p text:style-name="P133">}</text:p>
      <text:p text:style-name="P206"/>
      <text:p text:style-name="P207"># for loop:</text:p>
      <text:p text:style-name="P208">for(initialization; condition; increment/decrement)</text:p>
      <text:p text:style-name="P208">{</text:p>
      <text:p text:style-name="P208"><text:tab/>statements;</text:p>
      <text:p text:style-name="P208">}</text:p>
      <text:p text:style-name="P208"/>
      <text:p text:style-name="P195"><text:span text:style-name="T43">#include</text:span><text:span text:style-name="T44"> </text:span><text:span text:style-name="T45">&lt;stdio.h&gt;</text:span></text:p>
      <text:p text:style-name="P143"/>
      <text:p text:style-name="P133"><text:span text:style-name="T44">int</text:span> <text:span text:style-name="T47">main</text:span>(){</text:p>
      <text:p text:style-name="P133"><text:span text:style-name="T43">for</text:span> (<text:span text:style-name="T44">int</text:span> <text:span text:style-name="T48">i</text:span> <text:span text:style-name="T49">=</text:span> <text:span text:style-name="T50">3</text:span>; <text:span text:style-name="T48">i</text:span> <text:span text:style-name="T49">&gt;</text:span> <text:span text:style-name="T50">0</text:span>; <text:span text:style-name="T48">i</text:span><text:span text:style-name="T49">--</text:span>)</text:p>
      <text:p text:style-name="P133">{</text:p>
      <text:p text:style-name="P133"><text:span text:style-name="T47">printf</text:span>(<text:span text:style-name="T45">"</text:span><text:span text:style-name="T48">%d</text:span><text:span text:style-name="T55">\n</text:span><text:span text:style-name="T45">"</text:span>, <text:span text:style-name="T48">i</text:span>);</text:p>
      <text:p text:style-name="P133">}</text:p>
      <text:p text:style-name="P133"><text:span text:style-name="T43">return</text:span> <text:span text:style-name="T50">0</text:span>;</text:p>
      <text:p text:style-name="P133">}</text:p>
      <text:p text:style-name="P208"/>
      <text:p text:style-name="P204">040_do-while_loop:</text:p>
      <text:p text:style-name="P209">Difference between while loop and do-while loop:</text:p>
      <text:p text:style-name="P209">while<text:tab/><text:tab/><text:tab/><text:tab/><text:tab/><text:tab/><text:tab/><text:tab/>do-while</text:p>
      <text:p text:style-name="P209">int i = 0;<text:tab/><text:tab/><text:tab/><text:tab/><text:tab/><text:tab/><text:tab/>int I =0;</text:p>
      <text:p text:style-name="P209">while(i &gt; 0)<text:tab/><text:tab/><text:tab/><text:tab/><text:tab/><text:tab/><text:tab/>do</text:p>
      <text:p text:style-name="P209">{<text:tab/><text:tab/><text:tab/><text:tab/><text:tab/><text:tab/><text:tab/><text:tab/>{</text:p>
      <text:p text:style-name="P209"><text:tab/>printf(“%d”, I);<text:tab/><text:tab/><text:tab/><text:tab/><text:tab/>printf(“%d”, I);</text:p>
      <text:p text:style-name="P209"><text:tab/>i--;<text:tab/><text:tab/><text:tab/><text:tab/><text:tab/><text:tab/><text:tab/>i--;</text:p>
      <text:p text:style-name="P209">}<text:tab/><text:tab/><text:tab/><text:tab/><text:tab/><text:tab/><text:tab/><text:tab/>}while(i&gt;0);</text:p>
      <text:p text:style-name="P209"/>
      <text:p text:style-name="P209"/>
      <text:p text:style-name="P209">Output: No Output.<text:tab/><text:tab/><text:tab/><text:tab/><text:tab/><text:tab/>Output : 0</text:p>
      <text:p text:style-name="P209"/>
      <text:p text:style-name="P2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09-29T18:26:01.467908505</dc:date>
    <meta:editing-duration>PT19H40M58S</meta:editing-duration>
    <meta:editing-cycles>223</meta:editing-cycles>
    <meta:generator>LibreOffice/7.3.7.2$Linux_X86_64 LibreOffice_project/30$Build-2</meta:generator>
    <meta:document-statistic meta:table-count="4" meta:image-count="0" meta:object-count="0" meta:page-count="26" meta:paragraph-count="1002" meta:word-count="4928" meta:character-count="27593" meta:non-whitespace-character-count="23280"/>
  </office:meta>
</office:document-meta>
</file>